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pitch="variable"/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2.075cm" fo:min-width="0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1.712cm" fo:min-width="0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867cm" fo:min-width="0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421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91cm"/>
    </style:style>
    <style:style style:name="gr7" style:family="graphic" style:parent-style-name="standard">
      <style:graphic-properties draw:stroke="none" svg:stroke-color="#000000" draw:fill="none" draw:fill-color="#ffffff" fo:min-height="1.735cm"/>
    </style:style>
    <style:style style:name="gr8" style:family="graphic" style:parent-style-name="standard">
      <style:graphic-properties draw:stroke="none" svg:stroke-color="#000000" draw:fill="none" draw:fill-color="#ffffff" fo:min-height="2.096cm"/>
    </style:style>
    <style:style style:name="gr9" style:family="graphic" style:parent-style-name="standard">
      <style:graphic-properties draw:stroke="none" svg:stroke-color="#000000" draw:fill="none" draw:fill-color="#ffffff" fo:min-height="1.651cm"/>
    </style:style>
    <style:style style:name="gr10" style:family="graphic" style:parent-style-name="standard">
      <style:graphic-properties draw:stroke="none" svg:stroke-color="#000000" draw:fill="none" draw:fill-color="#ffffff" fo:min-height="1.37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31cm"/>
    </style:style>
    <style:style style:name="gr13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186cm" fo:min-width="1.09cm"/>
    </style:style>
    <style:style style:name="gr14" style:family="graphic" style:parent-style-name="objectwithoutfill">
      <style:graphic-properties svg:stroke-width="0.159cm" svg:stroke-color="#ff9999" draw:marker-start-width="0.438cm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186cm" fo:min-width="1.09cm"/>
    </style:style>
    <style:style style:name="gr16" style:family="graphic" style:parent-style-name="objectwithoutfill">
      <style:graphic-properties svg:stroke-width="0.159cm" svg:stroke-color="#9999ff" draw:marker-start-width="0.439cm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1.71cm" fo:min-width="0cm"/>
    </style:style>
    <style:style style:name="gr18" style:family="graphic" style:parent-style-name="objectwithoutfill">
      <style:graphic-properties svg:stroke-width="0.159cm" svg:stroke-color="#ff9999" draw:marker-start-width="0.438cm" draw:marker-end="Symmetric_20_Arrow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9999ff" draw:marker-start-width="0.439cm" draw:marker-end="Symmetric_20_Arrow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20" style:family="graphic" style:parent-style-name="standard">
      <style:graphic-properties draw:stroke="none" svg:stroke-color="#000000" draw:fill="none" draw:fill-color="#ffffff" fo:min-height="1.015cm"/>
    </style:style>
    <style:style style:name="gr21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644cm"/>
    </style:style>
    <style:style style:name="gr22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644cm"/>
    </style:style>
    <style:style style:name="gr23" style:family="graphic" style:parent-style-name="objectwithoutfill">
      <style:graphic-properties svg:stroke-width="0.106cm" svg:stroke-color="#ff9999" draw:marker-start-width="0.358cm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035cm" svg:stroke-color="#9999ff" draw:marker-start-width="0.252cm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9999ff" draw:marker-start-width="0.252cm" draw:marker-end="Rounded_20_short_20_Arrow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106cm" svg:stroke-color="#ff9999" draw:marker-start-width="0.358cm" draw:marker-end="Rounded_20_short_20_Arrow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035cm" svg:stroke-color="#9999ff" draw:marker-start-width="0.252cm" draw:marker-end-width="0.252cm" svg:stroke-opacity="50%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106cm" svg:stroke-color="#ff9999" draw:marker-start-width="0.358cm" draw:marker-end-width="0.358cm" svg:stroke-opacity="50%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263cm"/>
    </style:style>
    <style:style style:name="gr30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262cm"/>
    </style:style>
    <style:style style:name="gr31" style:family="graphic" style:parent-style-name="standard">
      <style:graphic-properties draw:stroke="none" svg:stroke-color="#000000" draw:fill="none" draw:fill-color="#ffffff" fo:min-height="0.358cm"/>
    </style:style>
    <style:style style:name="gr32" style:family="graphic" style:parent-style-name="standard">
      <style:graphic-properties draw:stroke="none" svg:stroke-color="#000000" draw:fill="none" draw:fill-color="#ffffff" fo:min-height="1.017cm"/>
    </style:style>
    <style:style style:name="gr33" style:family="graphic" style:parent-style-name="standard">
      <style:graphic-properties svg:stroke-color="#000000" draw:fill-color="#b2b2b2" draw:textarea-horizontal-align="justify" draw:textarea-vertical-align="middle" draw:auto-grow-height="false" fo:min-height="1.942cm" fo:min-width="0cm"/>
    </style:style>
    <style:style style:name="gr34" style:family="graphic" style:parent-style-name="standard">
      <style:graphic-properties svg:stroke-color="#000000" draw:fill-color="#b2b2b2" draw:textarea-horizontal-align="justify" draw:textarea-vertical-align="middle" draw:auto-grow-height="false" fo:min-height="1.051cm" fo:min-width="0cm"/>
    </style:style>
    <style:style style:name="gr35" style:family="graphic" style:parent-style-name="standard">
      <style:graphic-properties svg:stroke-color="#000000" draw:fill-color="#b2b2b2" draw:textarea-horizontal-align="justify" draw:textarea-vertical-align="middle" draw:auto-grow-height="false" fo:min-height="1.041cm" fo:min-width="0cm"/>
    </style:style>
    <style:style style:name="gr36" style:family="graphic" style:parent-style-name="standard">
      <style:graphic-properties draw:stroke="none" svg:stroke-color="#000000" draw:fill="none" draw:fill-color="#ffffff" fo:min-height="1.621cm"/>
    </style:style>
    <style:style style:name="gr37" style:family="graphic" style:parent-style-name="standard">
      <style:graphic-properties draw:stroke="none" svg:stroke-color="#000000" draw:fill="none" draw:fill-color="#ffffff" fo:min-height="0.336cm"/>
    </style:style>
    <style:style style:name="gr38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162cm" fo:min-width="0.998cm"/>
    </style:style>
    <style:style style:name="gr39" style:family="graphic" style:parent-style-name="objectwithoutfill">
      <style:graphic-properties draw:stroke="solid" svg:stroke-width="0.353cm" svg:stroke-color="#ff9999" draw:marker-start-width="0.729cm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0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162cm" fo:min-width="0.998cm"/>
    </style:style>
    <style:style style:name="gr41" style:family="graphic" style:parent-style-name="objectwithoutfill">
      <style:graphic-properties draw:stroke="solid" svg:stroke-width="0.353cm" svg:stroke-color="#9999ff" draw:marker-start-width="0.728cm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2" style:family="graphic" style:parent-style-name="standard">
      <style:graphic-properties svg:stroke-color="#000000" draw:fill-color="#b2b2b2" draw:textarea-horizontal-align="justify" draw:textarea-vertical-align="middle" draw:auto-grow-height="false" fo:min-height="1.805cm" fo:min-width="0cm"/>
    </style:style>
    <style:style style:name="gr43" style:family="graphic" style:parent-style-name="objectwithoutfill">
      <style:graphic-properties draw:stroke="solid" svg:stroke-width="0.353cm" svg:stroke-color="#ff9999" draw:marker-start-width="0.729cm" draw:marker-end="Symmetric_20_Arrow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4" style:family="graphic" style:parent-style-name="objectwithoutfill">
      <style:graphic-properties draw:stroke="solid" svg:stroke-width="0.353cm" svg:stroke-color="#9999ff" draw:marker-start-width="0.728cm" draw:marker-end="Symmetric_20_Arrow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5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219cm"/>
    </style:style>
    <style:style style:name="gr46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218cm"/>
    </style:style>
    <style:style style:name="gr47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218cm"/>
    </style:style>
    <style:style style:name="gr48" style:family="graphic" style:parent-style-name="standard">
      <style:graphic-properties draw:stroke="none" svg:stroke-color="#000000" draw:fill="none" draw:fill-color="#ffffff" fo:min-height="0.942cm"/>
    </style:style>
    <style:style style:name="gr49" style:family="graphic" style:parent-style-name="standard">
      <style:graphic-properties draw:stroke="none" svg:stroke-color="#000000" draw:fill="none" draw:fill-color="#ffffff" fo:min-height="1.01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svg:stroke-color="#000000" draw:fill="none" draw:fill-color="#ffffff" fo:min-height="0.617cm"/>
    </style:style>
    <style:style style:name="gr52" style:family="graphic" style:parent-style-name="standard">
      <style:graphic-properties draw:stroke="none" svg:stroke-color="#000000" draw:fill="none" draw:fill-color="#ffffff" fo:min-height="0.992cm"/>
    </style:style>
    <style:style style:name="gr53" style:family="graphic" style:parent-style-name="standard">
      <style:graphic-properties svg:stroke-color="#000000" draw:fill-color="#b2b2b2" draw:textarea-horizontal-align="justify" draw:textarea-vertical-align="middle" draw:auto-grow-height="false" fo:min-height="1.986cm" fo:min-width="0cm"/>
    </style:style>
    <style:style style:name="gr54" style:family="graphic" style:parent-style-name="standard">
      <style:graphic-properties draw:stroke="none" svg:stroke-color="#000000" draw:fill="none" draw:fill-color="#ffffff" fo:min-height="1.321cm"/>
    </style:style>
    <style:style style:name="gr55" style:family="graphic" style:parent-style-name="standard">
      <style:graphic-properties draw:stroke="none" svg:stroke-color="#000000" draw:fill="none" draw:fill-color="#ffffff" fo:min-height="0.695cm"/>
    </style:style>
    <style:style style:name="gr56" style:family="graphic" style:parent-style-name="standard">
      <style:graphic-properties draw:stroke="none" svg:stroke-color="#000000" draw:fill="none" draw:fill-color="#ffffff" fo:min-height="1.014cm"/>
    </style:style>
    <style:style style:name="gr57" style:family="graphic" style:parent-style-name="standard">
      <style:graphic-properties draw:stroke="none" svg:stroke-color="#000000" draw:fill="none" draw:fill-color="#ffffff" fo:min-height="0.724cm"/>
    </style:style>
    <style:style style:name="gr58" style:family="graphic" style:parent-style-name="standard">
      <style:graphic-properties draw:stroke="none" svg:stroke-color="#000000" draw:fill="none" draw:fill-color="#ffffff" fo:min-height="1.096cm"/>
    </style:style>
    <style:style style:name="gr59" style:family="graphic" style:parent-style-name="standard">
      <style:graphic-properties draw:stroke="none" svg:stroke-color="#000000" draw:fill="none" draw:fill-color="#ffffff" fo:min-height="4.65cm"/>
    </style:style>
    <style:style style:name="gr60" style:family="graphic" style:parent-style-name="standard">
      <style:graphic-properties draw:stroke="none" svg:stroke-color="#000000" draw:fill="none" draw:fill-color="#ffffff" fo:min-height="1.172cm"/>
    </style:style>
    <style:style style:name="gr61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0cm"/>
    </style:style>
    <style:style style:name="gr62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0cm"/>
    </style:style>
    <style:style style:name="gr63" style:family="graphic" style:parent-style-name="standard">
      <style:graphic-properties svg:stroke-color="#000000" draw:fill-color="#b2b2b2" draw:textarea-horizontal-align="justify" draw:textarea-vertical-align="middle" draw:auto-grow-height="false" fo:min-height="1.635cm" fo:min-width="0cm"/>
    </style:style>
    <style:style style:name="gr64" style:family="graphic" style:parent-style-name="standard">
      <style:graphic-properties draw:stroke="none" svg:stroke-color="#000000" draw:fill="none" draw:fill-color="#ffffff" fo:min-height="2.481cm"/>
    </style:style>
    <style:style style:name="gr65" style:family="graphic" style:parent-style-name="standard">
      <style:graphic-properties draw:stroke="none" svg:stroke-color="#000000" draw:fill="none" draw:fill-color="#ffffff" fo:min-height="1.489cm"/>
    </style:style>
    <style:style style:name="gr66" style:family="graphic" style:parent-style-name="standard">
      <style:graphic-properties draw:stroke="none" svg:stroke-color="#000000" draw:fill="none" draw:fill-color="#ffffff" fo:min-height="0.586cm"/>
    </style:style>
    <style:style style:name="gr67" style:family="graphic" style:parent-style-name="standard">
      <style:graphic-properties draw:stroke="none" svg:stroke-color="#000000" draw:fill="none" draw:fill-color="#ffffff" fo:min-height="0.497cm"/>
    </style:style>
    <style:style style:name="gr68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35cm" fo:min-width="1.688cm"/>
    </style:style>
    <style:style style:name="gr69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35cm" fo:min-width="1.688cm"/>
    </style:style>
    <style:style style:name="gr70" style:family="graphic" style:parent-style-name="standard">
      <style:graphic-properties svg:stroke-color="#000000" draw:fill-color="#b2b2b2" draw:textarea-horizontal-align="justify" draw:textarea-vertical-align="middle" draw:auto-grow-height="false" fo:min-height="2.751cm" fo:min-width="0cm"/>
    </style:style>
    <style:style style:name="gr71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549cm"/>
    </style:style>
    <style:style style:name="gr72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548cm"/>
    </style:style>
    <style:style style:name="gr73" style:family="graphic" style:parent-style-name="standard">
      <style:graphic-properties draw:stroke="none" svg:stroke-color="#000000" draw:fill="none" draw:fill-color="#ffffff" fo:min-height="1.985cm"/>
    </style:style>
    <style:style style:name="gr74" style:family="graphic" style:parent-style-name="standard">
      <style:graphic-properties draw:stroke="none" svg:stroke-color="#000000" draw:fill="none" draw:fill-color="#ffffff" fo:min-height="1.491cm"/>
    </style:style>
    <style:style style:name="gr75" style:family="graphic" style:parent-style-name="standard">
      <style:graphic-properties draw:stroke="none" svg:stroke-color="#000000" draw:fill="none" draw:fill-color="#ffffff" fo:min-height="1.051cm"/>
    </style:style>
    <style:style style:name="gr76" style:family="graphic" style:parent-style-name="standard">
      <style:graphic-properties svg:stroke-color="#000000" draw:fill-color="#b2b2b2" draw:textarea-horizontal-align="justify" draw:textarea-vertical-align="middle" draw:auto-grow-height="false" fo:min-height="4.185cm" fo:min-width="0cm"/>
    </style:style>
    <style:style style:name="gr77" style:family="graphic" style:parent-style-name="standard">
      <style:graphic-properties svg:stroke-color="#000000" draw:fill-color="#b2b2b2" draw:textarea-horizontal-align="justify" draw:textarea-vertical-align="middle" draw:auto-grow-height="false" fo:min-height="4.371cm" fo:min-width="0cm"/>
    </style:style>
    <style:style style:name="gr78" style:family="graphic" style:parent-style-name="standard">
      <style:graphic-properties svg:stroke-color="#000000" draw:fill-color="#b2b2b2" draw:textarea-horizontal-align="justify" draw:textarea-vertical-align="middle" draw:auto-grow-height="false" fo:min-height="0.802cm" fo:min-width="0cm"/>
    </style:style>
    <style:style style:name="gr79" style:family="graphic" style:parent-style-name="standard">
      <style:graphic-properties draw:stroke="none" svg:stroke-color="#000000" draw:fill="none" draw:fill-color="#ffffff" fo:min-height="2.408cm"/>
    </style:style>
    <style:style style:name="gr80" style:family="graphic" style:parent-style-name="standard">
      <style:graphic-properties draw:stroke="none" svg:stroke-color="#000000" draw:fill="none" draw:fill-color="#ffffff" fo:min-height="1.667cm"/>
    </style:style>
    <style:style style:name="gr81" style:family="graphic" style:parent-style-name="standard">
      <style:graphic-properties draw:stroke="none" svg:stroke-color="#000000" draw:fill="none" draw:fill-color="#ffffff" fo:min-height="1.726cm"/>
    </style:style>
    <style:style style:name="P1" style:family="paragraph">
      <loext:graphic-properties draw:fill-color="#b2b2b2"/>
      <style:paragraph-properties fo:text-align="center"/>
      <style:text-properties fo:font-size="8pt"/>
    </style:style>
    <style:style style:name="P2" style:family="paragraph">
      <loext:graphic-properties draw:fill="none"/>
      <style:paragraph-properties fo:text-align="center"/>
      <style:text-properties fo:font-size="8pt"/>
    </style:style>
    <style:style style:name="P3" style:family="paragraph">
      <loext:graphic-properties draw:fill="none"/>
      <style:paragraph-properties fo:text-align="center"/>
      <style:text-properties fo:font-size="8pt" style:text-underline-style="solid" style:text-underline-width="auto" style:text-und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/>
      <style:text-properties style:font-name="Georgia" fo:font-size="8pt"/>
    </style:style>
    <style:style style:name="P7" style:family="paragraph">
      <loext:graphic-properties draw:fill="none" draw:fill-color="#ffffff"/>
      <style:text-properties fo:color="#808080" style:font-name="Georgia" fo:font-size="8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>
      <loext:graphic-properties draw:fill-color="#6666ff" draw:opacity="50%"/>
      <style:paragraph-properties fo:text-align="center"/>
      <style:text-properties fo:font-size="8pt"/>
    </style:style>
    <style:style style:name="P9" style:family="paragraph">
      <loext:graphic-properties draw:fill="none" draw:opacity="50%"/>
      <style:paragraph-properties fo:text-align="center"/>
      <style:text-properties fo:font-size="8pt"/>
    </style:style>
    <style:style style:name="P10" style:family="paragraph">
      <loext:graphic-properties draw:fill-color="#ff9999" draw:opacity="50%"/>
      <style:paragraph-properties fo:text-align="center"/>
      <style:text-properties fo:font-size="8pt"/>
    </style:style>
    <style:style style:name="P11" style:family="paragraph">
      <loext:graphic-properties draw:fill="solid" draw:fill-color="#9999ff" draw:opacity="50%"/>
      <style:paragraph-properties fo:text-align="center"/>
      <style:text-properties fo:font-size="8pt"/>
    </style:style>
    <style:style style:name="P12" style:family="paragraph">
      <loext:graphic-properties draw:fill="none" draw:fill-color="#ffffff"/>
      <style:text-properties fo:color="#ff3333" style:font-name="Georgia" fo:font-size="8pt" fo:font-weight="bold"/>
    </style:style>
    <style:style style:name="P13" style:family="paragraph">
      <loext:graphic-properties draw:fill="none" draw:fill-color="#ffffff"/>
      <style:text-properties fo:color="#6666ff" style:font-name="Georgia" fo:font-size="8pt" style:text-underline-style="none" fo:font-weight="bold"/>
    </style:style>
    <style:style style:name="P14" style:family="paragraph">
      <loext:graphic-properties draw:fill="none" draw:fill-color="#ffffff"/>
      <style:text-properties style:font-name="Georgia" fo:font-size="8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paragraph-properties fo:text-align="end"/>
      <style:text-properties style:font-name="Georgia" fo:font-size="8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text-properties style:font-name="LM Roman 9" fo:font-size="10pt" fo:font-weight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style:font-name="LM Roman 9" fo:font-size="10pt" fo:font-weight="bold" style:font-size-asian="10pt" style:font-size-complex="10pt"/>
    </style:style>
    <style:style style:name="P20" style:family="paragraph">
      <loext:graphic-properties draw:fill="none" draw:fill-color="#ffffff"/>
      <style:text-properties style:font-name="LM Roman 9"/>
    </style:style>
    <style:style style:name="P21" style:family="paragraph">
      <loext:graphic-properties draw:fill="none" draw:fill-color="#ffffff"/>
      <style:paragraph-properties fo:text-align="start"/>
      <style:text-properties style:font-name="Georgia" fo:font-size="12pt"/>
    </style:style>
    <style:style style:name="P22" style:family="paragraph">
      <loext:graphic-properties draw:fill-color="#b2b2b2"/>
      <style:paragraph-properties fo:text-align="center"/>
      <style:text-properties fo:font-size="12pt"/>
    </style:style>
    <style:style style:name="P23" style:family="paragraph">
      <loext:graphic-properties draw:fill="none"/>
      <style:paragraph-properties fo:text-align="center"/>
      <style:text-properties fo:font-size="12pt"/>
    </style:style>
    <style:style style:name="P24" style:family="paragraph">
      <loext:graphic-properties draw:fill="none"/>
      <style:paragraph-properties fo:text-align="center"/>
      <style:text-properties fo:font-size="12pt" style:text-underline-style="solid" style:text-underline-width="auto" style:text-underline-color="font-color"/>
    </style:style>
    <style:style style:name="P25" style:family="paragraph">
      <loext:graphic-properties draw:fill="none" draw:fill-color="#ffffff"/>
      <style:text-properties style:font-name="Georgia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none" draw:fill-color="#ffffff"/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>
      <loext:graphic-properties draw:fill="none" draw:fill-color="#ffffff"/>
      <style:paragraph-properties fo:text-align="end"/>
      <style:text-properties style:font-name="Georgia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-color="#6666ff" draw:opacity="50%"/>
      <style:paragraph-properties fo:text-align="center"/>
    </style:style>
    <style:style style:name="P29" style:family="paragraph">
      <loext:graphic-properties draw:fill="none" draw:opacity="50%"/>
      <style:paragraph-properties fo:text-align="center"/>
    </style:style>
    <style:style style:name="P30" style:family="paragraph">
      <loext:graphic-properties draw:fill-color="#ff9999" draw:opacity="50%"/>
      <style:paragraph-properties fo:text-align="center"/>
    </style:style>
    <style:style style:name="P31" style:family="paragraph">
      <loext:graphic-properties draw:fill="solid" draw:fill-color="#9999ff" draw:opacity="50%"/>
      <style:paragraph-properties fo:text-align="center"/>
    </style:style>
    <style:style style:name="P32" style:family="paragraph">
      <loext:graphic-properties draw:fill="none" draw:fill-color="#ffffff"/>
      <style:paragraph-properties fo:text-align="start"/>
    </style:style>
    <style:style style:name="P33" style:family="paragraph">
      <loext:graphic-properties draw:fill="none" draw:fill-color="#ffffff"/>
      <style:text-properties fo:color="#ff3333" style:font-name="Georgia" fo:font-weight="bold"/>
    </style:style>
    <style:style style:name="P34" style:family="paragraph">
      <loext:graphic-properties draw:fill="none" draw:fill-color="#ffffff"/>
      <style:text-properties fo:color="#6666ff" style:font-name="Georgia" style:text-underline-style="none" fo:font-weight="bold"/>
    </style:style>
    <style:style style:name="P35" style:family="paragraph">
      <loext:graphic-properties draw:fill="none" draw:fill-color="#ffffff"/>
      <style:paragraph-properties fo:text-align="end"/>
      <style:text-properties style:font-name="Georgia" fo:font-size="12pt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style:font-name="Georgia" fo:font-size="12pt"/>
    </style:style>
    <style:style style:name="T1" style:family="text">
      <style:text-properties style:font-name="Georgia" fo:font-size="8pt"/>
    </style:style>
    <style:style style:name="T2" style:family="text">
      <style:text-properties fo:color="#808080" style:font-name="Georgia" fo:font-size="8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font-name="Georgia" fo:font-size="8pt" fo:font-weight="bold"/>
    </style:style>
    <style:style style:name="T4" style:family="text">
      <style:text-properties fo:color="#ff3333" style:font-name="Georgia" fo:font-size="8pt" fo:font-weight="bold"/>
    </style:style>
    <style:style style:name="T5" style:family="text">
      <style:text-properties fo:color="#000000" style:font-name="Georgia" fo:font-size="8pt" style:text-underline-style="none" fo:font-weight="bold"/>
    </style:style>
    <style:style style:name="T6" style:family="text">
      <style:text-properties fo:color="#6666ff" style:font-name="Georgia" fo:font-size="8pt" style:text-underline-style="none" fo:font-weight="bold"/>
    </style:style>
    <style:style style:name="T7" style:family="text">
      <style:text-properties style:font-name="Georgia" fo:font-size="8pt" fo:font-weight="bold" style:font-size-asian="14pt" style:font-weight-asian="bold" style:font-size-complex="14pt" style:font-weight-complex="bold"/>
    </style:style>
    <style:style style:name="T8" style:family="text">
      <style:text-properties style:font-name="LM Roman 9" fo:font-size="10pt" fo:font-weight="bold"/>
    </style:style>
    <style:style style:name="T9" style:family="text">
      <style:text-properties fo:color="#ff9999" style:font-name="Georgia" fo:font-size="8pt"/>
    </style:style>
    <style:style style:name="T10" style:family="text">
      <style:text-properties fo:color="#6666ff" style:font-name="Georgia" fo:font-size="8pt"/>
    </style:style>
    <style:style style:name="T11" style:family="text">
      <style:text-properties fo:color="#000000" style:font-name="Georgia" fo:font-size="8pt"/>
    </style:style>
    <style:style style:name="T12" style:family="text">
      <style:text-properties fo:color="#9999ff" style:font-name="Georgia" fo:font-size="8pt"/>
    </style:style>
    <style:style style:name="T13" style:family="text">
      <style:text-properties style:font-name="Georgia" fo:font-size="8pt" fo:font-weight="normal" style:font-weight-asian="normal" style:font-weight-complex="normal"/>
    </style:style>
    <style:style style:name="T14" style:family="text">
      <style:text-properties style:font-name="LM Roman 9" fo:font-size="10pt" fo:font-weight="bold" style:font-size-asian="10pt" style:font-size-complex="10pt"/>
    </style:style>
    <style:style style:name="T15" style:family="text">
      <style:text-properties style:font-name="LM Roman 9"/>
    </style:style>
    <style:style style:name="T16" style:family="text">
      <style:text-properties style:font-name="Georgia" fo:font-size="12pt"/>
    </style:style>
    <style:style style:name="T17" style:family="text">
      <style:text-properties fo:color="#ff3333" style:font-name="Georgia" fo:font-size="12pt"/>
    </style:style>
    <style:style style:name="T18" style:family="text">
      <style:text-properties fo:color="#6666ff" style:font-name="Georgia" fo:font-size="12pt"/>
    </style:style>
    <style:style style:name="T19" style:family="text">
      <style:text-properties style:font-name="Georgia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Georgia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00" style:font-name="Georgia" fo:font-weight="bold"/>
    </style:style>
    <style:style style:name="T23" style:family="text">
      <style:text-properties fo:color="#ff3333" style:font-name="Georgia" fo:font-weight="bold"/>
    </style:style>
    <style:style style:name="T24" style:family="text">
      <style:text-properties fo:color="#000000" style:font-name="Georgia" style:text-underline-style="none" fo:font-weight="bold"/>
    </style:style>
    <style:style style:name="T25" style:family="text">
      <style:text-properties fo:color="#6666ff" style:font-name="Georgia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45cm" svg:height="2.325cm" svg:x="5.971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45cm" svg:height="1.962cm" svg:x="8.998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6cm 6.0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2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7cm" svg:y1="3.526cm" svg:x2="9.604cm" svg:y2="3.526cm">
          <text:p/>
        </draw:line>
        <draw:line draw:style-name="gr5" draw:text-style-name="P2" xml:id="id7" draw:id="id7" draw:layer="layout" svg:x1="8.334cm" svg:y1="5.488cm" svg:x2="9.386cm" svg:y2="5.488cm">
          <text:p/>
        </draw:line>
        <draw:path draw:style-name="gr5" draw:text-style-name="P3" draw:layer="layout" svg:width="1.02cm" svg:height="1.016cm" svg:x="5.967cm" svg:y="5.851cm" svg:viewBox="0 0 1021 1017" svg:d="M0 0c817 0 1021 679 1021 679v338">
          <text:p/>
        </draw:path>
        <draw:line draw:style-name="gr5" draw:text-style-name="P2" draw:layer="layout" svg:x1="9.557cm" svg:y1="3.526cm" svg:x2="12.724cm" svg:y2="3.526cm">
          <text:p/>
        </draw:line>
        <draw:line draw:style-name="gr5" draw:text-style-name="P2" draw:layer="layout" svg:x1="10.695cm" svg:y1="5.206cm" svg:x2="12.728cm" svg:y2="5.197cm">
          <text:p/>
        </draw:line>
        <draw:frame draw:style-name="gr6" draw:text-style-name="P6" draw:layer="layout" svg:width="2.657cm" svg:height="1.241cm" svg:x="6.043cm" svg:y="2.145cm">
          <draw:text-box>
            <text:p text:style-name="P4"><text:span text:style-name="T1">Tx Rate</text:span></text:p>
            <text:p text:style-name="P5"><text:span text:style-name="T1">FD_TX Mpps</text:span></text:p>
          </draw:text-box>
        </draw:frame>
        <draw:frame draw:style-name="gr7" draw:text-style-name="P6" draw:layer="layout" svg:width="3.784cm" svg:height="1.985cm" svg:x="6.116cm" svg:y="7.015cm">
          <draw:text-box>
            <text:p text:style-name="P4"><text:span text:style-name="T1">NIC drop rate </text:span><text:span text:style-name="T1"><text:line-break/></text:span><text:span text:style-name="T1">FD_NIC_DROP Mpps</text:span></text:p>
          </draw:text-box>
        </draw:frame>
        <draw:frame draw:style-name="gr8" draw:text-style-name="P6" draw:layer="layout" svg:width="4.123cm" svg:height="2.346cm" svg:x="9.677cm" svg:y="6.069cm">
          <draw:text-box>
            <text:p text:style-name="P4"><text:span text:style-name="T1">FD drop rate</text:span></text:p>
            <text:p text:style-name="P4"><text:span text:style-name="T1">FD_DROP Mpps</text:span></text:p>
            <text:p text:style-name="P4"><text:span text:style-name="T1">FD_CYCLES Gcycles/sec</text:span></text:p>
            <text:p text:style-name="P4"><text:span text:style-name="T1"/></text:p>
          </draw:text-box>
        </draw:frame>
        <draw:frame draw:style-name="gr9" draw:text-style-name="P6" draw:layer="layout" svg:width="4.598cm" svg:height="1.901cm" svg:x="12.802cm" svg:y="2.072cm">
          <draw:text-box>
            <text:p text:style-name="P4"><text:span text:style-name="T1">VPP output</text:span></text:p>
            <text:p text:style-name="P4"><text:span text:style-name="T1">FD_OUTPUT Mpps</text:span></text:p>
            <text:p text:style-name="P4"><text:span text:style-name="T1">FDO_CYCLES Gcycles/sec</text:span></text:p>
            <text:p text:style-name="P4"><text:span text:style-name="T1"/></text:p>
          </draw:text-box>
        </draw:frame>
        <draw:frame draw:style-name="gr10" draw:text-style-name="P6" draw:layer="layout" svg:width="3.414cm" svg:height="1.625cm" svg:x="10.186cm" svg:y="2.119cm">
          <draw:text-box>
            <text:p text:style-name="P4"><text:span text:style-name="T1">VPP input</text:span></text:p>
            <text:p text:style-name="P4"><text:span text:style-name="T1">FD_INPUT Mpps</text:span></text:p>
          </draw:text-box>
        </draw:frame>
        <draw:line draw:style-name="gr11" draw:text-style-name="P2" draw:layer="layout" svg:x1="6.116cm" svg:y1="2.218cm" svg:x2="6.116cm" svg:y2="8.032cm">
          <text:p/>
        </draw:line>
        <draw:line draw:style-name="gr11" draw:text-style-name="P2" draw:layer="layout" svg:x1="9.133cm" svg:y1="2.218cm" svg:x2="9.133cm" svg:y2="8.032cm">
          <text:p/>
        </draw:line>
        <draw:line draw:style-name="gr11" draw:text-style-name="P2" draw:layer="layout" svg:x1="12.735cm" svg:y1="2.218cm" svg:x2="12.735cm" svg:y2="8.032cm">
          <text:p/>
        </draw:line>
        <draw:frame draw:style-name="gr12" draw:text-style-name="P7" draw:layer="layout" svg:width="1.889cm" svg:height="0.581cm" svg:x="9.032cm" svg:y="3.065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84cm" svg:y="3.065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cm" svg:y="3.065cm">
          <draw:text-box>
            <text:p><text:span text:style-name="T2">Tx</text:span></text:p>
          </draw:text-box>
        </draw:frame>
        <draw:path draw:style-name="gr5" draw:text-style-name="P2" draw:layer="layout" svg:width="0.508cm" svg:height="0.789cm" svg:x="10.695cm" svg:y="5.207cm" svg:viewBox="0 0 509 790" svg:d="M0 0c509 0 509 677 509 677v113">
          <text:p/>
        </draw:path>
        <draw:custom-shape draw:style-name="gr13" draw:text-style-name="P8" draw:layer="layout" svg:width="1.817cm" svg:height="0.872cm" svg:x="6.116cm" svg:y="4.54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9" xml:id="id1" draw:id="id1" draw:layer="layout" svg:x1="6.698cm" svg:y1="4.329cm" svg:x2="6.698cm" svg:y2="4.62cm">
          <text:p/>
        </draw:line>
        <draw:custom-shape draw:style-name="gr15" draw:text-style-name="P10" draw:layer="layout" svg:width="1.817cm" svg:height="0.872cm" svg:x="6.1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1" draw:layer="layout" svg:x1="6.916cm" svg:y1="5.197cm" svg:x2="6.916cm" svg:y2="5.488cm">
          <text:p/>
        </draw:line>
        <draw:connector draw:style-name="gr14" draw:text-style-name="P9" draw:layer="layout" draw:type="curve" svg:x1="6.698cm" svg:y1="4.62cm" svg:x2="8.456cm" svg:y2="6.508cm" draw:start-shape="id1" draw:start-glue-point="2" svg:d="M6698 4620c0 1851 1758 907 1758 1888" svg:viewBox="0 0 1759 1889">
          <text:p/>
        </draw:connector>
        <draw:g>
          <draw:custom-shape draw:style-name="gr17" draw:text-style-name="P1" xml:id="id2" draw:id="id2" draw:layer="layout" svg:width="0.149cm" svg:height="1.96cm" draw:transform="rotate (1.5707963267949) translate (6.99cm 6.9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9" draw:layer="layout" svg:x1="8.456cm" svg:y1="6.508cm" svg:x2="8.456cm" svg:y2="6.802cm">
            <text:p/>
          </draw:line>
          <draw:connector draw:style-name="gr19" draw:text-style-name="P11" draw:layer="layout" draw:type="curve" svg:x1="6.916cm" svg:y1="5.481cm" svg:x2="7.97cm" svg:y2="6.799cm" draw:end-shape="id2" draw:end-glue-point="1" svg:d="M6916 5481c0 613 1054-45 1054 1318" svg:viewBox="0 0 1055 1319">
            <text:p/>
          </draw:connector>
        </draw:g>
        <draw:path draw:style-name="gr5" draw:text-style-name="P2" draw:layer="layout" svg:width="0.892cm" svg:height="1.175cm" draw:transform="skewX (0.0656243798749868) rotate (-0.18797196043979) translate (8.36909125006702cm 5.48791464473673cm)" svg:viewBox="0 0 893 1176" svg:d="M0 0c666 0 893 1176 893 1176">
          <text:p/>
        </draw:path>
        <draw:frame draw:style-name="gr20" draw:text-style-name="P12" draw:layer="layout" svg:width="1.454cm" svg:height="1.265cm" svg:x="4.808cm" svg:y="3.744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cm" svg:y="4.616cm">
          <draw:text-box>
            <text:p><text:span text:style-name="T5">1</text:span><text:span text:style-name="T5">8</text:span><text:span text:style-name="T6">L</text:span></text:p>
          </draw:text-box>
        </draw:frame>
        <draw:custom-shape draw:style-name="gr21" draw:text-style-name="P8" draw:layer="layout" svg:width="1.307cm" svg:height="0.472cm" svg:x="9.169cm" svg:y="4.14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5" draw:id="id5" draw:layer="layout" svg:x1="9.532cm" svg:y1="4.024cm" svg:x2="9.532cm" svg:y2="4.166cm">
          <text:p/>
        </draw:line>
        <draw:line draw:style-name="gr24" draw:text-style-name="P9" xml:id="id3" draw:id="id3" draw:layer="layout" svg:x1="9.532cm" svg:y1="4.5cm" svg:x2="9.532cm" svg:y2="4.642cm">
          <text:p/>
        </draw:line>
        <draw:line draw:style-name="gr25" draw:text-style-name="P9" xml:id="id4" draw:id="id4" draw:layer="layout" svg:x1="10.404cm" svg:y1="5.834cm" svg:x2="10.404cm" svg:y2="5.976cm">
          <text:p/>
        </draw:line>
        <draw:line draw:style-name="gr26" draw:text-style-name="P9" xml:id="id6" draw:id="id6" draw:layer="layout" svg:x1="10.695cm" svg:y1="5.837cm" svg:x2="10.695cm" svg:y2="5.979cm">
          <text:p/>
        </draw:line>
        <draw:connector draw:style-name="gr27" draw:text-style-name="P2" draw:layer="layout" draw:type="curve" svg:x1="9.532cm" svg:y1="4.642cm" svg:x2="10.404cm" svg:y2="5.834cm" draw:start-shape="id3" draw:start-glue-point="2" draw:end-shape="id4" draw:end-glue-point="0" svg:d="M9532 4642c0 802 872 207 872 1192" svg:viewBox="0 0 873 1193">
          <text:p/>
        </draw:connector>
        <draw:connector draw:style-name="gr28" draw:text-style-name="P2" draw:layer="layout" draw:type="curve" svg:x1="9.532cm" svg:y1="4.166cm" svg:x2="10.695cm" svg:y2="5.837cm" draw:start-shape="id5" draw:start-glue-point="2" draw:end-shape="id6" draw:end-glue-point="0" svg:d="M9532 4166c0 1099 1163 264 1163 1671" svg:viewBox="0 0 1164 1672">
          <text:p/>
        </draw:connector>
        <draw:custom-shape draw:style-name="gr29" draw:text-style-name="P8" draw:layer="layout" svg:width="0.871cm" svg:height="0.399cm" svg:x="12.731cm" svg:y="4.0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2cm" svg:y="3.81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86cm" svg:y1="5.488cm" svg:x2="10.087cm" svg:y2="5.907cm" draw:start-shape="id7" draw:end-shape="id8" draw:end-glue-point="0" svg:d="M9386 5488c0-751 701-961 701 419" svg:viewBox="0 0 702 1012">
          <text:p/>
        </draw:connector>
        <draw:line draw:style-name="gr5" draw:text-style-name="P2" xml:id="id8" draw:id="id8" draw:layer="layout" svg:x1="10.087cm" svg:y1="6.052cm" svg:x2="10.087cm" svg:y2="5.907cm">
          <text:p/>
        </draw:line>
        <draw:frame draw:style-name="gr31" draw:text-style-name="P14" draw:layer="layout" svg:width="1.89cm" svg:height="0.608cm" svg:x="9.033cm" svg:y="2.075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3cm" svg:y="2.062cm">
          <draw:text-box>
            <text:p text:style-name="P5"><text:span text:style-name="T7">TGS</text:span></text:p>
          </draw:text-box>
        </draw:frame>
        <draw:frame draw:style-name="gr32" draw:text-style-name="P16" draw:layer="layout" svg:width="3cm" svg:height="1.267cm" svg:x="7.8cm" svg:y="1.2cm">
          <draw:text-box>
            <text:p><text:span text:style-name="T8">FAI</text:span><text:span text:style-name="T8">RDR</text:span><text:span text:style-name="T8">OP </text:span></text:p>
          </draw:text-box>
        </draw:frame>
        <draw:frame draw:style-name="gr6" draw:text-style-name="P6" draw:layer="layout" svg:width="3.474cm" svg:height="1.241cm" svg:x="9.926cm" svg:y="9.968cm">
          <draw:text-box>
            <text:p text:style-name="P4"><text:span text:style-name="T1">VPP </text:span><text:span text:style-name="T1">input</text:span></text:p>
            <text:p text:style-name="P4"><text:span text:style-name="T1">TAIL_I</text:span><text:span text:style-name="T1">NPUT </text:span><text:span text:style-name="T1">Mpps</text:span></text:p>
          </draw:text-box>
        </draw:frame>
        <draw:custom-shape draw:style-name="gr33" draw:text-style-name="P1" draw:layer="layout" svg:width="0.137cm" svg:height="2.192cm" svg:x="5.954cm" svg:y="1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07cm" svg:y="1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194cm" svg:y="1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1cm" svg:y1="11.27cm" svg:x2="9.379cm" svg:y2="11.27cm">
          <text:p/>
        </draw:line>
        <draw:line draw:style-name="gr5" draw:text-style-name="P2" draw:layer="layout" svg:x1="8.181cm" svg:y1="12.571cm" svg:x2="8.898cm" svg:y2="12.571cm">
          <text:p/>
        </draw:line>
        <draw:path draw:style-name="gr5" draw:text-style-name="P3" draw:layer="layout" svg:width="0.755cm" svg:height="0.958cm" svg:x="5.951cm" svg:y="13.462cm" svg:viewBox="0 0 756 959" svg:d="M0 0c605 0 756 640 756 640v319">
          <text:p/>
        </draw:path>
        <draw:line draw:style-name="gr5" draw:text-style-name="P2" draw:layer="layout" svg:x1="9.333cm" svg:y1="11.27cm" svg:x2="12.318cm" svg:y2="11.27cm">
          <text:p/>
        </draw:line>
        <draw:line draw:style-name="gr5" draw:text-style-name="P2" draw:layer="layout" svg:x1="8.83cm" svg:y1="12.571cm" svg:x2="12.322cm" svg:y2="12.561cm">
          <text:p/>
        </draw:line>
        <draw:frame draw:style-name="gr36" draw:text-style-name="P6" draw:layer="layout" svg:width="3.355cm" svg:height="1.871cm" svg:x="6.191cm" svg:y="14.558cm">
          <draw:text-box>
            <text:p text:style-name="P4"><text:span text:style-name="T1">NIC </text:span><text:span text:style-name="T1">drop </text:span><text:span text:style-name="T1">rate</text:span></text:p>
            <text:p text:style-name="P4"><text:span text:style-name="T1">TAIL_</text:span><text:span text:style-name="T1">DROP </text:span><text:span text:style-name="T1">Mpps</text:span></text:p>
            <text:p text:style-name="P4"><text:span text:style-name="T1"/></text:p>
          </draw:text-box>
        </draw:frame>
        <draw:frame draw:style-name="gr9" draw:text-style-name="P6" draw:layer="layout" svg:width="4.639cm" svg:height="1.901cm" svg:x="12.461cm" svg:y="9.9cm">
          <draw:text-box>
            <text:p text:style-name="P4"><text:span text:style-name="T1">VPP </text:span><text:span text:style-name="T1">output</text:span></text:p>
            <text:p text:style-name="P4"><text:span text:style-name="T1">TAIL_</text:span><text:span text:style-name="T1">OUTP</text:span><text:span text:style-name="T1">UT </text:span><text:span text:style-name="T1">Mpps</text:span></text:p>
            <text:p text:style-name="P4"><text:span text:style-name="T1">TDO_</text:span><text:span text:style-name="T1">CYCLE</text:span><text:span text:style-name="T1">S </text:span><text:span text:style-name="T1">Gcycl</text:span><text:span text:style-name="T1">es/sec</text:span></text:p>
            <text:p text:style-name="P4"><text:span text:style-name="T1"/></text:p>
          </draw:text-box>
        </draw:frame>
        <draw:line draw:style-name="gr11" draw:text-style-name="P2" draw:layer="layout" svg:x1="6.091cm" svg:y1="10.037cm" svg:x2="6.091cm" svg:y2="15.516cm">
          <text:p/>
        </draw:line>
        <draw:line draw:style-name="gr11" draw:text-style-name="P2" draw:layer="layout" svg:x1="8.934cm" svg:y1="10.037cm" svg:x2="8.934cm" svg:y2="15.516cm">
          <text:p/>
        </draw:line>
        <draw:line draw:style-name="gr11" draw:text-style-name="P2" draw:layer="layout" svg:x1="12.328cm" svg:y1="10.037cm" svg:x2="12.328cm" svg:y2="15.516cm">
          <text:p/>
        </draw:line>
        <draw:frame draw:style-name="gr37" draw:text-style-name="P14" draw:layer="layout" svg:width="1.781cm" svg:height="0.586cm" svg:x="8.839cm" svg:y="9.903cm">
          <draw:text-box>
            <text:p><text:span text:style-name="T7">SUT</text:span></text:p>
          </draw:text-box>
        </draw:frame>
        <draw:frame draw:style-name="gr12" draw:text-style-name="P7" draw:layer="layout" svg:width="1.781cm" svg:height="0.581cm" svg:x="8.839cm" svg:y="10.836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15cm" svg:y="10.836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482cm" svg:y="10.836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091cm" svg:y="12.0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9" draw:id="id9" draw:layer="layout" svg:x1="6.639cm" svg:y1="11.89cm" svg:x2="6.639cm" svg:y2="12.164cm">
          <text:p/>
        </draw:line>
        <draw:custom-shape draw:style-name="gr40" draw:text-style-name="P10" draw:layer="layout" svg:width="1.712cm" svg:height="0.822cm" svg:x="6.092cm" svg:y="11.2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11" draw:id="id11" draw:layer="layout" svg:x1="6.57cm" svg:y1="12.708cm" svg:x2="6.57cm" svg:y2="12.982cm">
          <text:p/>
        </draw:line>
        <draw:connector draw:style-name="gr39" draw:text-style-name="P9" draw:layer="layout" draw:type="curve" svg:x1="6.639cm" svg:y1="12.164cm" svg:x2="8.296cm" svg:y2="14.081cm" draw:start-shape="id9" draw:start-glue-point="2" draw:end-shape="id10" draw:end-glue-point="0" svg:d="M6639 12164c0 1342 1657 384 1657 1917" svg:viewBox="0 0 1658 1918">
          <text:p/>
        </draw:connector>
        <draw:custom-shape draw:style-name="gr42" draw:text-style-name="P1" xml:id="id12" draw:id="id12" draw:layer="layout" svg:width="0.144cm" svg:height="2.055cm" draw:transform="rotate (1.5707963267949) translate (6.707cm 14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10" draw:id="id10" draw:layer="layout" svg:x1="8.296cm" svg:y1="14.081cm" svg:x2="8.296cm" svg:y2="14.358cm">
          <text:p/>
        </draw:line>
        <draw:connector draw:style-name="gr44" draw:text-style-name="P11" draw:layer="layout" draw:type="curve" svg:x1="6.57cm" svg:y1="12.982cm" svg:x2="7.734cm" svg:y2="14.352cm" draw:start-shape="id11" draw:start-glue-point="2" draw:end-shape="id12" draw:end-glue-point="1" svg:d="M6570 12982c0 1159 1164 475 1164 1370" svg:viewBox="0 0 1165 1371">
          <text:p/>
        </draw:connector>
        <draw:path draw:style-name="gr5" draw:text-style-name="P2" draw:layer="layout" svg:width="0.855cm" svg:height="1.572cm" draw:transform="skewX (-0.0902335223281068) rotate (-0.267035375555133) translate (8.21419433962264cm 12.5711320754717cm)" svg:viewBox="0 0 856 1573" svg:d="M0 0c639 1 856 1573 856 1573">
          <text:p/>
        </draw:path>
        <draw:custom-shape draw:style-name="gr45" draw:text-style-name="P8" draw:layer="layout" svg:width="0.821cm" svg:height="0.206cm" svg:x="12.325cm" svg:y="11.88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26cm" svg:y="11.54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8.97cm" svg:y="11.88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8.97cm" svg:y="11.5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857cm" svg:y="11.47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652cm" svg:y="12.298cm">
          <draw:text-box>
            <text:p><text:span text:style-name="T5">18</text:span><text:span text:style-name="T6">L</text:span></text:p>
          </draw:text-box>
        </draw:frame>
        <draw:frame draw:style-name="gr6" draw:text-style-name="P6" draw:layer="layout" svg:width="2.641cm" svg:height="1.241cm" svg:x="6.159cm" svg:y="9.969cm">
          <draw:text-box>
            <text:p text:style-name="P4"><text:span text:style-name="T1">Tx </text:span><text:span text:style-name="T1">Rat</text:span><text:span text:style-name="T1">e</text:span></text:p>
            <text:p text:style-name="P4"><text:span text:style-name="T1">TAI</text:span><text:span text:style-name="T1">L_T</text:span><text:span text:style-name="T1">X </text:span><text:span text:style-name="T1">Mp</text:span><text:span text:style-name="T1">ps</text:span></text:p>
          </draw:text-box>
        </draw:frame>
        <draw:frame draw:style-name="gr49" draw:text-style-name="P16" draw:layer="layout" svg:width="4.5cm" svg:height="1.263cm" svg:x="7.852cm" svg:y="9cm">
          <draw:text-box>
            <text:p><text:span text:style-name="T8">TA</text:span><text:span text:style-name="T8">IL</text:span><text:span text:style-name="T8">D</text:span><text:span text:style-name="T8">R</text:span><text:span text:style-name="T8">O</text:span><text:span text:style-name="T8">P</text:span></text:p>
          </draw:text-box>
        </draw:frame>
        <draw:frame draw:style-name="gr50" draw:text-style-name="P17" draw:layer="layout" svg:width="3.42cm" svg:height="0.911cm" svg:x="6.1cm" svg:y="7.8cm">
          <draw:text-box>
            <text:p text:style-name="P4"><text:span text:style-name="T1">Per</text:span><text:span text:style-name="T1">-</text:span><text:span text:style-name="T1">flo</text:span><text:span text:style-name="T1">w </text:span><text:span text:style-name="T1">dro</text:span><text:span text:style-name="T1">p%</text:span></text:p>
            <text:p text:style-name="P4"><text:span text:style-name="T9">H</text:span><text:span text:style-name="T1"> </text:span><text:span text:style-name="T1">= </text:span><text:span text:style-name="T10">L</text:span><text:span text:style-name="T1"> </text:span><text:span text:style-name="T1"><text:s/>= </text:span><text:span text:style-name="T1">F_</text:span><text:span text:style-name="T1">DR</text:span><text:span text:style-name="T1">OP </text:span><text:span text:style-name="T1">%</text:span></text:p>
          </draw:text-box>
        </draw:frame>
        <draw:frame draw:style-name="gr50" draw:text-style-name="P17" draw:layer="layout" svg:width="3.327cm" svg:height="0.911cm" svg:x="6.201cm" svg:y="15.301cm">
          <draw:text-box>
            <text:p text:style-name="P4"><text:span text:style-name="T1">Per</text:span><text:span text:style-name="T1">-</text:span><text:span text:style-name="T1">flo</text:span><text:span text:style-name="T1">w </text:span><text:span text:style-name="T1">dro</text:span><text:span text:style-name="T1">p%</text:span></text:p>
            <text:p text:style-name="P4"><text:span text:style-name="T9">H</text:span><text:span text:style-name="T1"> </text:span><text:span text:style-name="T1">= </text:span><text:span text:style-name="T10">L</text:span><text:span text:style-name="T1"> </text:span><text:span text:style-name="T1">= </text:span><text:span text:style-name="T1">T_</text:span><text:span text:style-name="T1">DR</text:span><text:span text:style-name="T1">OP </text:span><text:span text:style-name="T1">%</text:span></text:p>
          </draw:text-box>
        </draw:frame>
        <draw:frame draw:style-name="gr50" draw:text-style-name="P17" draw:layer="layout" svg:width="6.053cm" svg:height="0.911cm" svg:x="9.701cm" svg:y="7.301cm">
          <draw:text-box>
            <text:p text:style-name="P4"><text:span text:style-name="T1">Per</text:span><text:span text:style-name="T1">-</text:span><text:span text:style-name="T1">flo</text:span><text:span text:style-name="T1">w </text:span><text:span text:style-name="T1">dro</text:span><text:span text:style-name="T1">p%</text:span></text:p>
            <text:p text:style-name="P4"><text:span text:style-name="T11">H</text:span><text:span text:style-name="T1"> </text:span><text:span text:style-name="T1">= </text:span><text:span text:style-name="T9">FD</text:span><text:span text:style-name="T9">H_</text:span><text:span text:style-name="T9">DR</text:span><text:span text:style-name="T9">OP </text:span><text:span text:style-name="T9">%</text:span><text:span text:style-name="T1">, </text:span><text:span text:style-name="T11">L</text:span><text:span text:style-name="T1"> <text:s/></text:span><text:span text:style-name="T1">=</text:span><text:span text:style-name="T12"> </text:span><text:span text:style-name="T12">FD</text:span><text:span text:style-name="T12">L_</text:span><text:span text:style-name="T12">DR</text:span><text:span text:style-name="T12">OP </text:span><text:span text:style-name="T12">%</text:span></text:p>
          </draw:text-box>
        </draw:frame>
        <draw:frame draw:style-name="gr50" draw:text-style-name="P17" draw:layer="layout" svg:width="6.731cm" svg:height="0.911cm" svg:x="12.902cm" svg:y="4.702cm">
          <draw:text-box>
            <text:p text:style-name="P4"><text:span text:style-name="T1">Per</text:span><text:span text:style-name="T1">-</text:span><text:span text:style-name="T1">flo</text:span><text:span text:style-name="T1">w </text:span><text:span text:style-name="T1">CP</text:span><text:span text:style-name="T1">U%</text:span></text:p>
            <text:p text:style-name="P4"><text:span text:style-name="T11">H</text:span><text:span text:style-name="T1"> </text:span><text:span text:style-name="T1">= </text:span><text:span text:style-name="T9">FD</text:span><text:span text:style-name="T9">H_</text:span><text:span text:style-name="T9">CY</text:span><text:span text:style-name="T9">CL</text:span><text:span text:style-name="T9">ES </text:span><text:span text:style-name="T9">%</text:span><text:span text:style-name="T1">, </text:span><text:span text:style-name="T11">L</text:span><text:span text:style-name="T1"> <text:s/></text:span><text:span text:style-name="T1">= </text:span><text:span text:style-name="T12">FD</text:span><text:span text:style-name="T12">L_C</text:span><text:span text:style-name="T12">YCL</text:span><text:span text:style-name="T12">ES </text:span><text:span text:style-name="T12">%</text:span></text:p>
          </draw:text-box>
        </draw:frame>
        <draw:frame draw:style-name="gr50" draw:text-style-name="P17" draw:layer="layout" svg:width="6.723cm" svg:height="0.911cm" svg:x="12.903cm" svg:y="12.403cm">
          <draw:text-box>
            <text:p text:style-name="P4"><text:span text:style-name="T1">Per</text:span><text:span text:style-name="T1">-</text:span><text:span text:style-name="T1">flo</text:span><text:span text:style-name="T1">w </text:span><text:span text:style-name="T1">CP</text:span><text:span text:style-name="T1">U%</text:span></text:p>
            <text:p text:style-name="P4"><text:span text:style-name="T11">H</text:span><text:span text:style-name="T1"> </text:span><text:span text:style-name="T1">= </text:span><text:span text:style-name="T9">TD</text:span><text:span text:style-name="T9">H_</text:span><text:span text:style-name="T9">CY</text:span><text:span text:style-name="T9">CL</text:span><text:span text:style-name="T9">ES </text:span><text:span text:style-name="T9">%</text:span><text:span text:style-name="T1">, </text:span><text:span text:style-name="T11">L</text:span><text:span text:style-name="T1"> <text:s/></text:span><text:span text:style-name="T1">= </text:span><text:span text:style-name="T12">TD</text:span><text:span text:style-name="T12">L_C</text:span><text:span text:style-name="T12">YCL</text:span><text:span text:style-name="T12">ES </text:span><text:span text:style-name="T12">%</text:span></text:p>
          </draw:text-box>
        </draw:frame>
      </draw:page>
      <draw:page draw:name="page2" draw:style-name="dp1" draw:master-page-name="Default">
        <draw:frame draw:style-name="gr51" draw:text-style-name="P16" draw:layer="layout" svg:width="3.099cm" svg:height="0.867cm" svg:x="7.701cm" svg:y="1.3cm">
          <draw:text-box>
            <text:p><text:span text:style-name="T8">FAIRDROP</text:span></text:p>
          </draw:text-box>
        </draw:frame>
        <draw:frame draw:style-name="gr6" draw:text-style-name="P6" draw:layer="layout" svg:width="3.374cm" svg:height="1.241cm" svg:x="9.926cm" svg:y="10.152cm">
          <draw:text-box>
            <text:p text:style-name="P4"><text:span text:style-name="T1">VPP input</text:span></text:p>
            <text:p text:style-name="P4"><text:span text:style-name="T1">TAIL_INPUT Mpps</text:span></text:p>
          </draw:text-box>
        </draw:frame>
        <draw:custom-shape draw:style-name="gr33" draw:text-style-name="P1" draw:layer="layout" svg:width="0.137cm" svg:height="2.192cm" svg:x="5.954cm" svg:y="1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07cm" svg:y="1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194cm" svg:y="1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1cm" svg:y1="11.454cm" svg:x2="9.379cm" svg:y2="11.454cm">
          <text:p/>
        </draw:line>
        <draw:line draw:style-name="gr5" draw:text-style-name="P2" draw:layer="layout" svg:x1="8.181cm" svg:y1="12.755cm" svg:x2="8.898cm" svg:y2="12.755cm">
          <text:p/>
        </draw:line>
        <draw:path draw:style-name="gr5" draw:text-style-name="P3" draw:layer="layout" svg:width="0.755cm" svg:height="0.958cm" svg:x="5.951cm" svg:y="13.646cm" svg:viewBox="0 0 756 959" svg:d="M0 0c605 0 756 640 756 640v319">
          <text:p/>
        </draw:path>
        <draw:line draw:style-name="gr5" draw:text-style-name="P2" draw:layer="layout" svg:x1="9.333cm" svg:y1="11.454cm" svg:x2="12.318cm" svg:y2="11.454cm">
          <text:p/>
        </draw:line>
        <draw:line draw:style-name="gr5" draw:text-style-name="P2" draw:layer="layout" svg:x1="8.83cm" svg:y1="12.755cm" svg:x2="12.322cm" svg:y2="12.745cm">
          <text:p/>
        </draw:line>
        <draw:frame draw:style-name="gr52" draw:text-style-name="P6" draw:layer="layout" svg:width="3.355cm" svg:height="1.242cm" svg:x="6.091cm" svg:y="14.758cm">
          <draw:text-box>
            <text:p text:style-name="P4"><text:span text:style-name="T1">NIC drop rate</text:span></text:p>
            <text:p text:style-name="P4"><text:span text:style-name="T1">TAIL_DROP Mpps</text:span></text:p>
            <text:p text:style-name="P4"><text:span text:style-name="T1"/></text:p>
          </draw:text-box>
        </draw:frame>
        <draw:frame draw:style-name="gr9" draw:text-style-name="P6" draw:layer="layout" svg:width="4.539cm" svg:height="1.901cm" svg:x="12.461cm" svg:y="10.084cm">
          <draw:text-box>
            <text:p text:style-name="P4"><text:span text:style-name="T1">VPP output</text:span></text:p>
            <text:p text:style-name="P4"><text:span text:style-name="T1">TAIL_OUTPUT Mpps</text:span></text:p>
            <text:p text:style-name="P4"><text:span text:style-name="T13">TDO_CYCLES Gcycles/sec</text:span></text:p>
            <text:p text:style-name="P4"><text:span text:style-name="T1"/></text:p>
          </draw:text-box>
        </draw:frame>
        <draw:line draw:style-name="gr11" draw:text-style-name="P2" draw:layer="layout" svg:x1="6.091cm" svg:y1="10.221cm" svg:x2="6.091cm" svg:y2="15.7cm">
          <text:p/>
        </draw:line>
        <draw:line draw:style-name="gr11" draw:text-style-name="P2" draw:layer="layout" svg:x1="8.934cm" svg:y1="10.221cm" svg:x2="8.934cm" svg:y2="15.7cm">
          <text:p/>
        </draw:line>
        <draw:line draw:style-name="gr11" draw:text-style-name="P2" draw:layer="layout" svg:x1="12.328cm" svg:y1="10.221cm" svg:x2="12.328cm" svg:y2="15.7cm">
          <text:p/>
        </draw:line>
        <draw:frame draw:style-name="gr37" draw:text-style-name="P14" draw:layer="layout" svg:width="1.781cm" svg:height="0.586cm" svg:x="8.839cm" svg:y="10.087cm">
          <draw:text-box>
            <text:p><text:span text:style-name="T7">SUT</text:span></text:p>
          </draw:text-box>
        </draw:frame>
        <draw:frame draw:style-name="gr12" draw:text-style-name="P7" draw:layer="layout" svg:width="1.781cm" svg:height="0.581cm" svg:x="8.839cm" svg:y="11.02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15cm" svg:y="11.02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482cm" svg:y="11.02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091cm" svg:y="12.27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13" draw:id="id13" draw:layer="layout" svg:x1="6.639cm" svg:y1="12.074cm" svg:x2="6.639cm" svg:y2="12.348cm">
          <text:p/>
        </draw:line>
        <draw:custom-shape draw:style-name="gr40" draw:text-style-name="P10" draw:layer="layout" svg:width="1.712cm" svg:height="0.822cm" svg:x="6.092cm" svg:y="11.45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15" draw:id="id15" draw:layer="layout" svg:x1="6.57cm" svg:y1="12.892cm" svg:x2="6.57cm" svg:y2="13.166cm">
          <text:p/>
        </draw:line>
        <draw:connector draw:style-name="gr39" draw:text-style-name="P9" draw:layer="layout" draw:type="curve" svg:x1="6.639cm" svg:y1="12.348cm" svg:x2="8.296cm" svg:y2="14.265cm" draw:start-shape="id13" draw:start-glue-point="2" draw:end-shape="id14" draw:end-glue-point="0" svg:d="M6639 12348c0 1342 1657 384 1657 1917" svg:viewBox="0 0 1658 1918">
          <text:p/>
        </draw:connector>
        <draw:custom-shape draw:style-name="gr42" draw:text-style-name="P1" xml:id="id16" draw:id="id16" draw:layer="layout" svg:width="0.144cm" svg:height="2.055cm" draw:transform="rotate (1.5707963267949) translate (6.707cm 14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14" draw:id="id14" draw:layer="layout" svg:x1="8.296cm" svg:y1="14.265cm" svg:x2="8.296cm" svg:y2="14.542cm">
          <text:p/>
        </draw:line>
        <draw:connector draw:style-name="gr44" draw:text-style-name="P11" draw:layer="layout" draw:type="curve" svg:x1="6.57cm" svg:y1="13.166cm" svg:x2="7.734cm" svg:y2="14.536cm" draw:start-shape="id15" draw:start-glue-point="2" draw:end-shape="id16" draw:end-glue-point="1" svg:d="M6570 13166c0 1159 1164 475 1164 1370" svg:viewBox="0 0 1165 1371">
          <text:p/>
        </draw:connector>
        <draw:path draw:style-name="gr5" draw:text-style-name="P2" draw:layer="layout" svg:width="0.855cm" svg:height="1.572cm" draw:transform="skewX (-0.0902335223281067) rotate (-0.267035375555133) translate (8.21419433962264cm 12.7551320754717cm)" svg:viewBox="0 0 856 1573" svg:d="M0 0c639 1 856 1573 856 1573">
          <text:p/>
        </draw:path>
        <draw:custom-shape draw:style-name="gr45" draw:text-style-name="P8" draw:layer="layout" svg:width="0.821cm" svg:height="0.206cm" svg:x="12.325cm" svg:y="12.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26cm" svg:y="11.7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8.97cm" svg:y="12.0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8.97cm" svg:y="11.7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857cm" svg:y="11.6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652cm" svg:y="12.482cm">
          <draw:text-box>
            <text:p><text:span text:style-name="T5">18</text:span><text:span text:style-name="T6">L</text:span></text:p>
          </draw:text-box>
        </draw:frame>
        <draw:frame draw:style-name="gr6" draw:text-style-name="P6" draw:layer="layout" svg:width="2.641cm" svg:height="1.241cm" svg:x="6.159cm" svg:y="10.153cm">
          <draw:text-box>
            <text:p text:style-name="P4"><text:span text:style-name="T1">Tx </text:span><text:span text:style-name="T1">Rate</text:span></text:p>
            <text:p text:style-name="P4"><text:span text:style-name="T1">TAIL_</text:span><text:span text:style-name="T1">TX </text:span><text:span text:style-name="T1">Mpps</text:span></text:p>
          </draw:text-box>
        </draw:frame>
        <draw:frame draw:style-name="gr49" draw:text-style-name="P16" draw:layer="layout" svg:width="4.5cm" svg:height="1.263cm" svg:x="7.852cm" svg:y="9.184cm">
          <draw:text-box>
            <text:p><text:span text:style-name="T8">TAILD</text:span><text:span text:style-name="T8">ROP</text:span></text:p>
          </draw:text-box>
        </draw:frame>
        <draw:custom-shape draw:style-name="gr1" draw:text-style-name="P1" draw:layer="layout" svg:width="0.145cm" svg:height="2.325cm" svg:x="5.962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layout" svg:width="0.145cm" svg:height="2.236cm" svg:x="8.989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77cm 6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83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8cm" svg:y1="4.064cm" svg:x2="9.595cm" svg:y2="4.064cm">
          <text:p/>
        </draw:line>
        <draw:line draw:style-name="gr5" draw:text-style-name="P2" xml:id="id21" draw:id="id21" draw:layer="layout" svg:x1="8.891cm" svg:y1="6.3cm" svg:x2="9.391cm" svg:y2="6.3cm">
          <text:p/>
        </draw:line>
        <draw:line draw:style-name="gr5" draw:text-style-name="P2" draw:layer="layout" svg:x1="9.548cm" svg:y1="4.064cm" svg:x2="12.715cm" svg:y2="4.064cm">
          <text:p/>
        </draw:line>
        <draw:line draw:style-name="gr5" draw:text-style-name="P2" draw:layer="layout" svg:x1="11.591cm" svg:y1="5.7cm" svg:x2="12.719cm" svg:y2="5.735cm">
          <text:p/>
        </draw:line>
        <draw:frame draw:style-name="gr6" draw:text-style-name="P6" draw:layer="layout" svg:width="2.566cm" svg:height="1.241cm" svg:x="6.034cm" svg:y="2.683cm">
          <draw:text-box>
            <text:p text:style-name="P4"><text:span text:style-name="T1">Tx Rate</text:span></text:p>
            <text:p text:style-name="P5"><text:span text:style-name="T1">FD_TX </text:span><text:span text:style-name="T1">Mpps</text:span></text:p>
          </draw:text-box>
        </draw:frame>
        <draw:frame draw:style-name="gr54" draw:text-style-name="P6" draw:layer="layout" svg:width="4.407cm" svg:height="1.571cm" svg:x="12.793cm" svg:y="2.61cm">
          <draw:text-box>
            <text:p text:style-name="P4"><text:span text:style-name="T1">VPP </text:span><text:span text:style-name="T1">output</text:span></text:p>
            <text:p text:style-name="P4"><text:span text:style-name="T1">FD_OUT</text:span><text:span text:style-name="T1">PUT </text:span><text:span text:style-name="T1">Mpps</text:span></text:p>
            <text:p text:style-name="P4"><text:span text:style-name="T1">FDO_CY</text:span><text:span text:style-name="T1">CLES </text:span><text:span text:style-name="T1">Gcycles/</text:span><text:span text:style-name="T1">sec</text:span></text:p>
          </draw:text-box>
        </draw:frame>
        <draw:frame draw:style-name="gr10" draw:text-style-name="P6" draw:layer="layout" svg:width="3.023cm" svg:height="1.625cm" svg:x="10.177cm" svg:y="2.657cm">
          <draw:text-box>
            <text:p text:style-name="P4"><text:span text:style-name="T1">VPP </text:span><text:span text:style-name="T1">input</text:span></text:p>
            <text:p text:style-name="P4"><text:span text:style-name="T1">FD_INP</text:span><text:span text:style-name="T1">UT </text:span><text:span text:style-name="T1">Mpps</text:span></text:p>
          </draw:text-box>
        </draw:frame>
        <draw:line draw:style-name="gr11" draw:text-style-name="P2" draw:layer="layout" svg:x1="6.107cm" svg:y1="2.756cm" svg:x2="6.107cm" svg:y2="8.57cm">
          <text:p/>
        </draw:line>
        <draw:line draw:style-name="gr11" draw:text-style-name="P2" draw:layer="layout" svg:x1="9.124cm" svg:y1="2.756cm" svg:x2="9.124cm" svg:y2="8.57cm">
          <text:p/>
        </draw:line>
        <draw:line draw:style-name="gr11" draw:text-style-name="P2" draw:layer="layout" svg:x1="12.726cm" svg:y1="2.756cm" svg:x2="12.726cm" svg:y2="8.57cm">
          <text:p/>
        </draw:line>
        <draw:frame draw:style-name="gr12" draw:text-style-name="P7" draw:layer="layout" svg:width="1.889cm" svg:height="0.581cm" svg:x="9.023cm" svg:y="3.603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75cm" svg:y="3.603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61cm" svg:y="3.603cm">
          <draw:text-box>
            <text:p><text:span text:style-name="T2">Tx</text:span></text:p>
          </draw:text-box>
        </draw:frame>
        <draw:path draw:style-name="gr5" draw:text-style-name="P2" draw:layer="layout" svg:width="0.395cm" svg:height="0.834cm" svg:x="11.195cm" svg:y="5.7cm" svg:viewBox="0 0 396 835" svg:d="M396 0c-396 0-396 716-396 716v119">
          <text:p/>
        </draw:path>
        <draw:custom-shape draw:style-name="gr13" draw:text-style-name="P8" draw:layer="layout" svg:width="1.817cm" svg:height="0.872cm" svg:x="6.107cm" svg:y="5.0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08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799cm" svg:y="4.2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81cm" svg:y="5.154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6cm" svg:y="4.6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61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19" draw:id="id19" draw:layer="layout" svg:x1="9.523cm" svg:y1="4.562cm" svg:x2="9.523cm" svg:y2="4.704cm">
          <text:p/>
        </draw:line>
        <draw:line draw:style-name="gr24" draw:text-style-name="P9" xml:id="id17" draw:id="id17" draw:layer="layout" svg:x1="9.523cm" svg:y1="5.038cm" svg:x2="9.523cm" svg:y2="5.18cm">
          <text:p/>
        </draw:line>
        <draw:line draw:style-name="gr25" draw:text-style-name="P9" xml:id="id18" draw:id="id18" draw:layer="layout" svg:x1="10.395cm" svg:y1="6.372cm" svg:x2="10.395cm" svg:y2="6.514cm">
          <text:p/>
        </draw:line>
        <draw:line draw:style-name="gr26" draw:text-style-name="P9" xml:id="id20" draw:id="id20" draw:layer="layout" svg:x1="10.686cm" svg:y1="6.375cm" svg:x2="10.686cm" svg:y2="6.517cm">
          <text:p/>
        </draw:line>
        <draw:connector draw:style-name="gr27" draw:text-style-name="P2" draw:layer="layout" draw:type="curve" svg:x1="9.523cm" svg:y1="5.18cm" svg:x2="10.395cm" svg:y2="6.372cm" draw:start-shape="id17" draw:start-glue-point="2" draw:end-shape="id18" draw:end-glue-point="0" svg:d="M9523 5180c0 802 872 207 872 1192" svg:viewBox="0 0 873 1193">
          <text:p/>
        </draw:connector>
        <draw:connector draw:style-name="gr28" draw:text-style-name="P2" draw:layer="layout" draw:type="curve" svg:x1="9.523cm" svg:y1="4.704cm" svg:x2="10.686cm" svg:y2="6.375cm" draw:start-shape="id19" draw:start-glue-point="2" draw:end-shape="id20" draw:end-glue-point="0" svg:d="M9523 4704c0 1099 1163 264 1163 1671" svg:viewBox="0 0 1164 1672">
          <text:p/>
        </draw:connector>
        <draw:custom-shape draw:style-name="gr29" draw:text-style-name="P8" draw:layer="layout" svg:width="0.871cm" svg:height="0.399cm" svg:x="12.722cm" svg:y="4.6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23cm" svg:y="4.3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91cm" svg:y1="6.3cm" svg:x2="10.078cm" svg:y2="6.445cm" draw:start-shape="id21" draw:end-shape="id22" draw:end-glue-point="0" svg:d="M9391 6300c0-751 687-824 687 145" svg:viewBox="0 0 688 719">
          <text:p/>
        </draw:connector>
        <draw:line draw:style-name="gr5" draw:text-style-name="P2" xml:id="id22" draw:id="id22" draw:layer="layout" svg:x1="10.078cm" svg:y1="6.59cm" svg:x2="10.078cm" svg:y2="6.445cm">
          <text:p/>
        </draw:line>
        <draw:frame draw:style-name="gr31" draw:text-style-name="P14" draw:layer="layout" svg:width="1.89cm" svg:height="0.608cm" svg:x="9.024cm" svg:y="2.613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291cm" svg:y="2.6cm">
          <draw:text-box>
            <text:p text:style-name="P5"><text:span text:style-name="T7">TGS</text:span></text:p>
          </draw:text-box>
        </draw:frame>
        <draw:line draw:style-name="gr5" draw:text-style-name="P18" draw:layer="layout" svg:x1="6.091cm" svg:y1="6.3cm" svg:x2="8.991cm" svg:y2="6.3cm">
          <text:p/>
        </draw:line>
        <draw:frame draw:style-name="gr9" draw:text-style-name="P6" draw:layer="layout" svg:width="4.209cm" svg:height="1.901cm" svg:x="9.191cm" svg:y="6.754cm">
          <draw:text-box>
            <text:p text:style-name="P4"><text:span text:style-name="T1">FD </text:span><text:span text:style-name="T1">drop </text:span><text:span text:style-name="T1">rate</text:span></text:p>
            <text:p text:style-name="P4"><text:span text:style-name="T1">FD_D</text:span><text:span text:style-name="T1">ROP </text:span><text:span text:style-name="T1">Mpps</text:span></text:p>
            <text:p text:style-name="P4"><text:span text:style-name="T1">FD_C</text:span><text:span text:style-name="T1">YCLE</text:span><text:span text:style-name="T1">S </text:span><text:span text:style-name="T1">Gcycl</text:span><text:span text:style-name="T1">es/sec</text:span></text:p>
            <text:p text:style-name="P4"><text:span text:style-name="T1"/></text:p>
          </draw:text-box>
        </draw:frame>
        <draw:frame draw:style-name="gr50" draw:text-style-name="P17" draw:layer="layout" svg:width="3.327cm" svg:height="0.911cm" svg:x="6.102cm" svg:y="15.602cm">
          <draw:text-box>
            <text:p text:style-name="P4"><text:span text:style-name="T1">Per-flow </text:span><text:span text:style-name="T1">drop%</text:span></text:p>
            <text:p text:style-name="P4"><text:span text:style-name="T9">H</text:span><text:span text:style-name="T1"> = </text:span><text:span text:style-name="T10">L</text:span><text:span text:style-name="T1"> = </text:span><text:span text:style-name="T1">T_DROP </text:span><text:span text:style-name="T1">%</text:span></text:p>
          </draw:text-box>
        </draw:frame>
        <draw:frame draw:style-name="gr50" draw:text-style-name="P17" draw:layer="layout" svg:width="6.053cm" svg:height="0.911cm" svg:x="9.202cm" svg:y="7.802cm">
          <draw:text-box>
            <text:p text:style-name="P4"><text:span text:style-name="T1">Per-flow </text:span><text:span text:style-name="T1">drop%</text:span></text:p>
            <text:p text:style-name="P4"><text:span text:style-name="T11">H</text:span><text:span text:style-name="T1"> = </text:span><text:span text:style-name="T9">FDH_DR</text:span><text:span text:style-name="T9">OP %</text:span><text:span text:style-name="T1">, </text:span><text:span text:style-name="T11">L</text:span><text:span text:style-name="T1"> <text:s/></text:span><text:span text:style-name="T1">=</text:span><text:span text:style-name="T12"> </text:span><text:span text:style-name="T12">FDL_DR</text:span><text:span text:style-name="T12">OP %</text:span></text:p>
          </draw:text-box>
        </draw:frame>
        <draw:frame draw:style-name="gr50" draw:text-style-name="P17" draw:layer="layout" svg:width="6.731cm" svg:height="0.911cm" svg:x="12.903cm" svg:y="5.303cm">
          <draw:text-box>
            <text:p text:style-name="P4"><text:span text:style-name="T1">Per-flow </text:span><text:span text:style-name="T1">CPU%</text:span></text:p>
            <text:p text:style-name="P4"><text:span text:style-name="T11">H</text:span><text:span text:style-name="T1"> = </text:span><text:span text:style-name="T9">FDH_CY</text:span><text:span text:style-name="T9">CLES %</text:span><text:span text:style-name="T1">, </text:span><text:span text:style-name="T11">L</text:span><text:span text:style-name="T1"> <text:s/>= </text:span><text:span text:style-name="T12">FDL_CYC</text:span><text:span text:style-name="T12">LES %</text:span></text:p>
          </draw:text-box>
        </draw:frame>
        <draw:frame draw:style-name="gr50" draw:text-style-name="P17" draw:layer="layout" svg:width="6.723cm" svg:height="0.911cm" svg:x="12.704cm" svg:y="12.504cm">
          <draw:text-box>
            <text:p text:style-name="P4"><text:span text:style-name="T1">Per-flow CPU%</text:span></text:p>
            <text:p text:style-name="P4"><text:span text:style-name="T11">H</text:span><text:span text:style-name="T1"> = </text:span><text:span text:style-name="T9">TDH_CYCLES </text:span><text:span text:style-name="T9">%</text:span><text:span text:style-name="T1">, </text:span><text:span text:style-name="T11">L</text:span><text:span text:style-name="T1"> <text:s/>= </text:span><text:span text:style-name="T12">TDL_CYCLES %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0.145cm" svg:height="2.325cm" svg:x="5.971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45cm" svg:height="1.962cm" svg:x="8.998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6cm 6.0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2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7cm" svg:y1="3.526cm" svg:x2="9.604cm" svg:y2="3.526cm">
          <text:p/>
        </draw:line>
        <draw:line draw:style-name="gr5" draw:text-style-name="P2" xml:id="id30" draw:id="id30" draw:layer="layout" svg:x1="8.334cm" svg:y1="5.488cm" svg:x2="9.386cm" svg:y2="5.488cm">
          <text:p/>
        </draw:line>
        <draw:path draw:style-name="gr5" draw:text-style-name="P3" draw:layer="layout" svg:width="1.02cm" svg:height="1.016cm" svg:x="5.967cm" svg:y="5.851cm" svg:viewBox="0 0 1021 1017" svg:d="M0 0c817 0 1021 679 1021 679v338">
          <text:p/>
        </draw:path>
        <draw:line draw:style-name="gr5" draw:text-style-name="P2" draw:layer="layout" svg:x1="9.557cm" svg:y1="3.526cm" svg:x2="12.724cm" svg:y2="3.526cm">
          <text:p/>
        </draw:line>
        <draw:line draw:style-name="gr5" draw:text-style-name="P2" draw:layer="layout" svg:x1="10.695cm" svg:y1="5.206cm" svg:x2="12.728cm" svg:y2="5.197cm">
          <text:p/>
        </draw:line>
        <draw:frame draw:style-name="gr55" draw:text-style-name="P6" draw:layer="layout" svg:width="2.253cm" svg:height="0.945cm" svg:x="6.043cm" svg:y="2.145cm">
          <draw:text-box>
            <text:p text:style-name="P4"><text:span text:style-name="T1">Tx </text:span><text:span text:style-name="T1">R</text:span><text:span text:style-name="T1">at</text:span><text:span text:style-name="T1">e</text:span></text:p>
            <text:p text:style-name="P5"><text:span text:style-name="T1">1</text:span><text:span text:style-name="T1">4.</text:span><text:span text:style-name="T1">8</text:span><text:span text:style-name="T1">8 </text:span><text:span text:style-name="T1">M</text:span><text:span text:style-name="T1">p</text:span><text:span text:style-name="T1">ps</text:span></text:p>
          </draw:text-box>
        </draw:frame>
        <draw:frame draw:style-name="gr7" draw:text-style-name="P6" draw:layer="layout" svg:width="3.416cm" svg:height="1.985cm" svg:x="6.116cm" svg:y="7.015cm">
          <draw:text-box>
            <text:p text:style-name="P4"><text:span text:style-name="T1">N</text:span><text:span text:style-name="T1">IC </text:span><text:span text:style-name="T1">dr</text:span><text:span text:style-name="T1">o</text:span><text:span text:style-name="T1">p </text:span><text:span text:style-name="T1">ra</text:span><text:span text:style-name="T1">te </text:span><text:span text:style-name="T1"><text:line-break/></text:span><text:span text:style-name="T1">7.</text:span><text:span text:style-name="T1">0</text:span><text:span text:style-name="T1">7 </text:span><text:span text:style-name="T1">M</text:span><text:span text:style-name="T1">p</text:span><text:span text:style-name="T1">ps</text:span></text:p>
          </draw:text-box>
        </draw:frame>
        <draw:frame draw:style-name="gr8" draw:text-style-name="P6" draw:layer="layout" svg:width="3.125cm" svg:height="2.346cm" svg:x="9.677cm" svg:y="6.069cm">
          <draw:text-box>
            <text:p text:style-name="P4"><text:span text:style-name="T1">F</text:span><text:span text:style-name="T1">D </text:span><text:span text:style-name="T1">dr</text:span><text:span text:style-name="T1">o</text:span><text:span text:style-name="T1">p </text:span><text:span text:style-name="T1">ra</text:span><text:span text:style-name="T1">te</text:span></text:p>
            <text:p text:style-name="P4"><text:span text:style-name="T1">0.</text:span><text:span text:style-name="T1">8</text:span><text:span text:style-name="T1">4 </text:span><text:span text:style-name="T1">M</text:span><text:span text:style-name="T1">p</text:span><text:span text:style-name="T1">ps</text:span></text:p>
            <text:p text:style-name="P4"><text:span text:style-name="T1"/></text:p>
          </draw:text-box>
        </draw:frame>
        <draw:frame draw:style-name="gr56" draw:text-style-name="P6" draw:layer="layout" svg:width="2.907cm" svg:height="1.264cm" svg:x="12.802cm" svg:y="2.072cm">
          <draw:text-box>
            <text:p text:style-name="P4"><text:span text:style-name="T1">V</text:span><text:span text:style-name="T1">P</text:span><text:span text:style-name="T1">P </text:span><text:span text:style-name="T1">o</text:span><text:span text:style-name="T1">ut</text:span><text:span text:style-name="T1">p</text:span><text:span text:style-name="T1">ut</text:span></text:p>
            <text:p text:style-name="P4"><text:span text:style-name="T1">6.</text:span><text:span text:style-name="T1">9</text:span><text:span text:style-name="T1">5 </text:span><text:span text:style-name="T1">M</text:span><text:span text:style-name="T1">p</text:span><text:span text:style-name="T1">ps</text:span></text:p>
            <text:p text:style-name="P4"><text:span text:style-name="T1"/></text:p>
          </draw:text-box>
        </draw:frame>
        <draw:frame draw:style-name="gr10" draw:text-style-name="P6" draw:layer="layout" svg:width="2.689cm" svg:height="1.625cm" svg:x="10.186cm" svg:y="2.119cm">
          <draw:text-box>
            <text:p text:style-name="P4"><text:span text:style-name="T1">V</text:span><text:span text:style-name="T1">P</text:span><text:span text:style-name="T1">P </text:span><text:span text:style-name="T1">in</text:span><text:span text:style-name="T1">p</text:span><text:span text:style-name="T1">ut</text:span></text:p>
            <text:p text:style-name="P4"><text:span text:style-name="T1">7.</text:span><text:span text:style-name="T1">8</text:span><text:span text:style-name="T1">0 </text:span><text:span text:style-name="T1">M</text:span><text:span text:style-name="T1">p</text:span><text:span text:style-name="T1">ps</text:span></text:p>
          </draw:text-box>
        </draw:frame>
        <draw:line draw:style-name="gr11" draw:text-style-name="P2" draw:layer="layout" svg:x1="6.116cm" svg:y1="2.218cm" svg:x2="6.116cm" svg:y2="8.032cm">
          <text:p/>
        </draw:line>
        <draw:line draw:style-name="gr11" draw:text-style-name="P2" draw:layer="layout" svg:x1="9.133cm" svg:y1="2.218cm" svg:x2="9.133cm" svg:y2="8.032cm">
          <text:p/>
        </draw:line>
        <draw:line draw:style-name="gr11" draw:text-style-name="P2" draw:layer="layout" svg:x1="12.735cm" svg:y1="2.218cm" svg:x2="12.735cm" svg:y2="8.032cm">
          <text:p/>
        </draw:line>
        <draw:frame draw:style-name="gr12" draw:text-style-name="P7" draw:layer="layout" svg:width="1.889cm" svg:height="0.581cm" svg:x="9.032cm" svg:y="3.065cm">
          <draw:text-box>
            <text:p><text:span text:style-name="T2">R</text:span><text:span text:style-name="T2">x</text:span></text:p>
          </draw:text-box>
        </draw:frame>
        <draw:frame draw:style-name="gr12" draw:text-style-name="P7" draw:layer="layout" svg:width="1.89cm" svg:height="0.581cm" svg:x="12.084cm" svg:y="3.065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cm" svg:y="3.065cm">
          <draw:text-box>
            <text:p><text:span text:style-name="T2">Tx</text:span></text:p>
          </draw:text-box>
        </draw:frame>
        <draw:path draw:style-name="gr5" draw:text-style-name="P2" draw:layer="layout" svg:width="0.508cm" svg:height="0.789cm" svg:x="10.695cm" svg:y="5.207cm" svg:viewBox="0 0 509 790" svg:d="M0 0c509 0 509 677 509 677v113">
          <text:p/>
        </draw:path>
        <draw:custom-shape draw:style-name="gr13" draw:text-style-name="P8" draw:layer="layout" svg:width="1.817cm" svg:height="0.872cm" svg:x="6.116cm" svg:y="4.54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9" xml:id="id23" draw:id="id23" draw:layer="layout" svg:x1="6.698cm" svg:y1="4.329cm" svg:x2="6.698cm" svg:y2="4.62cm">
          <text:p/>
        </draw:line>
        <draw:custom-shape draw:style-name="gr15" draw:text-style-name="P10" draw:layer="layout" svg:width="1.817cm" svg:height="0.872cm" svg:x="6.1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1" draw:layer="layout" svg:x1="6.916cm" svg:y1="5.197cm" svg:x2="6.916cm" svg:y2="5.488cm">
          <text:p/>
        </draw:line>
        <draw:connector draw:style-name="gr14" draw:text-style-name="P9" draw:layer="layout" draw:type="curve" svg:x1="6.698cm" svg:y1="4.62cm" svg:x2="8.456cm" svg:y2="6.508cm" draw:start-shape="id23" draw:start-glue-point="2" draw:end-shape="id24" draw:end-glue-point="0" svg:d="M6698 4620c0 1434 1758 490 1758 1888" svg:viewBox="0 0 1759 1889">
          <text:p/>
        </draw:connector>
        <draw:g>
          <draw:custom-shape draw:style-name="gr17" draw:text-style-name="P1" xml:id="id25" draw:id="id25" draw:layer="layout" svg:width="0.149cm" svg:height="1.96cm" draw:transform="rotate (1.5707963267949) translate (6.99cm 6.9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9" xml:id="id24" draw:id="id24" draw:layer="layout" svg:x1="8.456cm" svg:y1="6.508cm" svg:x2="8.456cm" svg:y2="6.802cm">
            <text:p/>
          </draw:line>
          <draw:connector draw:style-name="gr19" draw:text-style-name="P11" draw:layer="layout" draw:type="curve" svg:x1="6.916cm" svg:y1="5.481cm" svg:x2="7.97cm" svg:y2="6.799cm" draw:end-shape="id25" draw:end-glue-point="1" svg:d="M6916 5481c0 613 1054-45 1054 1318" svg:viewBox="0 0 1055 1319">
            <text:p/>
          </draw:connector>
        </draw:g>
        <draw:path draw:style-name="gr5" draw:text-style-name="P2" draw:layer="layout" svg:width="0.892cm" svg:height="1.175cm" draw:transform="skewX (0.0656243798749868) rotate (-0.18797196043979) translate (8.36909125006702cm 5.48791464473673cm)" svg:viewBox="0 0 893 1176" svg:d="M0 0c666 0 893 1176 893 1176">
          <text:p/>
        </draw:path>
        <draw:frame draw:style-name="gr20" draw:text-style-name="P12" draw:layer="layout" svg:width="1.454cm" svg:height="1.265cm" svg:x="4.808cm" svg:y="3.744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cm" svg:y="4.616cm">
          <draw:text-box>
            <text:p><text:span text:style-name="T5">1</text:span><text:span text:style-name="T5">8</text:span><text:span text:style-name="T6">L</text:span></text:p>
          </draw:text-box>
        </draw:frame>
        <draw:custom-shape draw:style-name="gr21" draw:text-style-name="P8" draw:layer="layout" svg:width="1.307cm" svg:height="0.472cm" svg:x="9.169cm" svg:y="4.14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28" draw:id="id28" draw:layer="layout" svg:x1="9.532cm" svg:y1="4.024cm" svg:x2="9.532cm" svg:y2="4.166cm">
          <text:p/>
        </draw:line>
        <draw:line draw:style-name="gr24" draw:text-style-name="P9" xml:id="id26" draw:id="id26" draw:layer="layout" svg:x1="9.532cm" svg:y1="4.5cm" svg:x2="9.532cm" svg:y2="4.642cm">
          <text:p/>
        </draw:line>
        <draw:line draw:style-name="gr25" draw:text-style-name="P9" xml:id="id27" draw:id="id27" draw:layer="layout" svg:x1="10.404cm" svg:y1="5.834cm" svg:x2="10.404cm" svg:y2="5.976cm">
          <text:p/>
        </draw:line>
        <draw:line draw:style-name="gr26" draw:text-style-name="P9" xml:id="id29" draw:id="id29" draw:layer="layout" svg:x1="10.695cm" svg:y1="5.837cm" svg:x2="10.695cm" svg:y2="5.979cm">
          <text:p/>
        </draw:line>
        <draw:connector draw:style-name="gr27" draw:text-style-name="P2" draw:layer="layout" draw:type="curve" svg:x1="9.532cm" svg:y1="4.642cm" svg:x2="10.404cm" svg:y2="5.834cm" draw:start-shape="id26" draw:start-glue-point="2" draw:end-shape="id27" draw:end-glue-point="0" svg:d="M9532 4642c0 802 872 207 872 1192" svg:viewBox="0 0 873 1193">
          <text:p/>
        </draw:connector>
        <draw:connector draw:style-name="gr28" draw:text-style-name="P2" draw:layer="layout" draw:type="curve" svg:x1="9.532cm" svg:y1="4.166cm" svg:x2="10.695cm" svg:y2="5.837cm" draw:start-shape="id28" draw:start-glue-point="2" draw:end-shape="id29" draw:end-glue-point="0" svg:d="M9532 4166c0 1099 1163 264 1163 1671" svg:viewBox="0 0 1164 1672">
          <text:p/>
        </draw:connector>
        <draw:custom-shape draw:style-name="gr29" draw:text-style-name="P8" draw:layer="layout" svg:width="0.871cm" svg:height="0.399cm" svg:x="12.731cm" svg:y="4.0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2cm" svg:y="3.81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86cm" svg:y1="5.488cm" svg:x2="10.087cm" svg:y2="5.907cm" draw:start-shape="id30" draw:end-shape="id31" draw:end-glue-point="0" svg:d="M9386 5488c0-751 701-961 701 419" svg:viewBox="0 0 702 1012">
          <text:p/>
        </draw:connector>
        <draw:line draw:style-name="gr5" draw:text-style-name="P2" xml:id="id31" draw:id="id31" draw:layer="layout" svg:x1="10.087cm" svg:y1="6.052cm" svg:x2="10.087cm" svg:y2="5.907cm">
          <text:p/>
        </draw:line>
        <draw:frame draw:style-name="gr31" draw:text-style-name="P14" draw:layer="layout" svg:width="1.89cm" svg:height="0.608cm" svg:x="9.033cm" svg:y="2.075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3cm" svg:y="2.062cm">
          <draw:text-box>
            <text:p text:style-name="P5"><text:span text:style-name="T7">TGS</text:span></text:p>
          </draw:text-box>
        </draw:frame>
        <draw:frame draw:style-name="gr32" draw:text-style-name="P16" draw:layer="layout" svg:width="6.8cm" svg:height="1.267cm" svg:x="6.9cm" svg:y="1.233cm">
          <draw:text-box>
            <text:p><text:span text:style-name="T8">FAIR</text:span><text:span text:style-name="T8">DROP </text:span><text:span text:style-name="T8">Fixed </text:span><text:span text:style-name="T8">Thresh</text:span><text:span text:style-name="T8">old</text:span></text:p>
          </draw:text-box>
        </draw:frame>
        <draw:frame draw:style-name="gr32" draw:text-style-name="P19" draw:layer="layout" svg:width="6.7cm" svg:height="1.267cm" svg:x="7.2cm" svg:y="8.333cm">
          <draw:text-box>
            <text:p><text:span text:style-name="T14">FAIR</text:span><text:span text:style-name="T14">DROP </text:span><text:span text:style-name="T14">Adapti</text:span><text:span text:style-name="T14">ve </text:span><text:span text:style-name="T14">Thresh</text:span><text:span text:style-name="T14">old</text:span></text:p>
          </draw:text-box>
        </draw:frame>
        <draw:frame draw:style-name="gr57" draw:text-style-name="P6" draw:layer="layout" svg:width="2.054cm" svg:height="0.974cm" svg:x="9.974cm" svg:y="16.268cm">
          <draw:text-box>
            <text:p text:style-name="P4"><text:span text:style-name="T1">VPP </text:span><text:span text:style-name="T1">input</text:span></text:p>
            <text:p text:style-name="P4"><text:span text:style-name="T1">4.72 </text:span><text:span text:style-name="T1">Mpps</text:span></text:p>
          </draw:text-box>
        </draw:frame>
        <draw:custom-shape draw:style-name="gr33" draw:text-style-name="P1" draw:layer="layout" svg:width="0.137cm" svg:height="2.192cm" svg:x="6.002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55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242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99cm" svg:y1="17.57cm" svg:x2="9.427cm" svg:y2="17.57cm">
          <text:p/>
        </draw:line>
        <draw:line draw:style-name="gr5" draw:text-style-name="P2" draw:layer="layout" svg:x1="8.229cm" svg:y1="18.871cm" svg:x2="8.946cm" svg:y2="18.871cm">
          <text:p/>
        </draw:line>
        <draw:path draw:style-name="gr5" draw:text-style-name="P3" draw:layer="layout" svg:width="0.755cm" svg:height="0.958cm" svg:x="5.999cm" svg:y="19.762cm" svg:viewBox="0 0 756 959" svg:d="M0 0c605 0 756 640 756 640v319">
          <text:p/>
        </draw:path>
        <draw:line draw:style-name="gr5" draw:text-style-name="P2" draw:layer="layout" svg:x1="9.381cm" svg:y1="17.57cm" svg:x2="12.366cm" svg:y2="17.57cm">
          <text:p/>
        </draw:line>
        <draw:line draw:style-name="gr5" draw:text-style-name="P2" draw:layer="layout" svg:x1="8.878cm" svg:y1="18.871cm" svg:x2="12.37cm" svg:y2="18.861cm">
          <text:p/>
        </draw:line>
        <draw:frame draw:style-name="gr36" draw:text-style-name="P6" draw:layer="layout" svg:width="3.355cm" svg:height="1.871cm" svg:x="6.139cm" svg:y="20.858cm">
          <draw:text-box>
            <text:p text:style-name="P4"><text:span text:style-name="T1">NIC </text:span><text:span text:style-name="T1">drop </text:span><text:span text:style-name="T1">rate</text:span></text:p>
            <text:p text:style-name="P4"><text:span text:style-name="T1">9.76 </text:span><text:span text:style-name="T1">Mpps</text:span></text:p>
            <text:p text:style-name="P4"><text:span text:style-name="T1"/></text:p>
          </draw:text-box>
        </draw:frame>
        <draw:frame draw:style-name="gr6" draw:text-style-name="P6" draw:layer="layout" svg:width="2.739cm" svg:height="1.241cm" svg:x="12.509cm" svg:y="16.2cm">
          <draw:text-box>
            <text:p text:style-name="P4"><text:span text:style-name="T1">VPP </text:span><text:span text:style-name="T1">output</text:span></text:p>
            <text:p text:style-name="P4"><text:span text:style-name="T1">4.72 </text:span><text:span text:style-name="T1">Mpps</text:span></text:p>
            <text:p text:style-name="P4"><text:span text:style-name="T1"/></text:p>
          </draw:text-box>
        </draw:frame>
        <draw:line draw:style-name="gr11" draw:text-style-name="P2" draw:layer="layout" svg:x1="6.139cm" svg:y1="16.337cm" svg:x2="6.139cm" svg:y2="21.816cm">
          <text:p/>
        </draw:line>
        <draw:line draw:style-name="gr11" draw:text-style-name="P2" draw:layer="layout" svg:x1="8.982cm" svg:y1="16.337cm" svg:x2="8.982cm" svg:y2="21.816cm">
          <text:p/>
        </draw:line>
        <draw:line draw:style-name="gr11" draw:text-style-name="P2" draw:layer="layout" svg:x1="12.376cm" svg:y1="16.337cm" svg:x2="12.376cm" svg:y2="21.816cm">
          <text:p/>
        </draw:line>
        <draw:frame draw:style-name="gr37" draw:text-style-name="P14" draw:layer="layout" svg:width="1.781cm" svg:height="0.586cm" svg:x="8.887cm" svg:y="16.203cm">
          <draw:text-box>
            <text:p><text:span text:style-name="T7">SUT</text:span></text:p>
          </draw:text-box>
        </draw:frame>
        <draw:frame draw:style-name="gr12" draw:text-style-name="P7" draw:layer="layout" svg:width="1.781cm" svg:height="0.581cm" svg:x="8.887cm" svg:y="17.136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63cm" svg:y="17.136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53cm" svg:y="17.136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139cm" svg:y="18.3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32" draw:id="id32" draw:layer="layout" svg:x1="6.687cm" svg:y1="18.19cm" svg:x2="6.687cm" svg:y2="18.464cm">
          <text:p/>
        </draw:line>
        <draw:custom-shape draw:style-name="gr40" draw:text-style-name="P10" draw:layer="layout" svg:width="1.712cm" svg:height="0.822cm" svg:x="6.14cm" svg:y="17.5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34" draw:id="id34" draw:layer="layout" svg:x1="6.618cm" svg:y1="19.008cm" svg:x2="6.618cm" svg:y2="19.282cm">
          <text:p/>
        </draw:line>
        <draw:connector draw:style-name="gr39" draw:text-style-name="P9" draw:layer="layout" draw:type="curve" svg:x1="6.687cm" svg:y1="18.464cm" svg:x2="8.344cm" svg:y2="20.381cm" draw:start-shape="id32" draw:start-glue-point="2" draw:end-shape="id33" draw:end-glue-point="0" svg:d="M6687 18464c0 1342 1657 384 1657 1917" svg:viewBox="0 0 1658 1918">
          <text:p/>
        </draw:connector>
        <draw:custom-shape draw:style-name="gr42" draw:text-style-name="P1" xml:id="id35" draw:id="id35" draw:layer="layout" svg:width="0.144cm" svg:height="2.055cm" draw:transform="rotate (1.5707963267949) translate (6.755cm 2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33" draw:id="id33" draw:layer="layout" svg:x1="8.344cm" svg:y1="20.381cm" svg:x2="8.344cm" svg:y2="20.658cm">
          <text:p/>
        </draw:line>
        <draw:connector draw:style-name="gr44" draw:text-style-name="P11" draw:layer="layout" draw:type="curve" svg:x1="6.618cm" svg:y1="19.282cm" svg:x2="7.782cm" svg:y2="20.652cm" draw:start-shape="id34" draw:start-glue-point="2" draw:end-shape="id35" draw:end-glue-point="1" svg:d="M6618 19282c0 1159 1164 475 1164 1370" svg:viewBox="0 0 1165 1371">
          <text:p/>
        </draw:connector>
        <draw:path draw:style-name="gr5" draw:text-style-name="P2" draw:layer="layout" svg:width="0.855cm" svg:height="1.572cm" draw:transform="skewX (-0.0902335223281068) rotate (-0.267035375555133) translate (8.26219433962264cm 18.8711320754717cm)" svg:viewBox="0 0 856 1573" svg:d="M0 0c639 1 856 1573 856 1573">
          <text:p/>
        </draw:path>
        <draw:custom-shape draw:style-name="gr45" draw:text-style-name="P8" draw:layer="layout" svg:width="0.821cm" svg:height="0.206cm" svg:x="12.373cm" svg:y="18.18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74cm" svg:y="17.84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9.018cm" svg:y="18.18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9.018cm" svg:y="17.8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905cm" svg:y="17.77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7cm" svg:y="18.598cm">
          <draw:text-box>
            <text:p><text:span text:style-name="T5">18</text:span><text:span text:style-name="T6">L</text:span></text:p>
          </draw:text-box>
        </draw:frame>
        <draw:frame draw:style-name="gr6" draw:text-style-name="P6" draw:layer="layout" svg:width="2.393cm" svg:height="1.241cm" svg:x="6.207cm" svg:y="16.269cm">
          <draw:text-box>
            <text:p text:style-name="P4"><text:span text:style-name="T1">Tx Rate</text:span></text:p>
            <text:p text:style-name="P4"><text:span text:style-name="T1">14.88 Mpps</text:span></text:p>
          </draw:text-box>
        </draw:frame>
        <draw:frame draw:style-name="gr49" draw:text-style-name="P16" draw:layer="layout" svg:width="4.5cm" svg:height="1.263cm" svg:x="7.9cm" svg:y="15.3cm">
          <draw:text-box>
            <text:p><text:span text:style-name="T8">TAILDROP</text:span></text:p>
          </draw:text-box>
        </draw:frame>
        <draw:custom-shape draw:style-name="gr1" draw:text-style-name="P1" draw:layer="layout" svg:width="0.145cm" svg:height="2.325cm" svg:x="5.971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layout" svg:width="0.145cm" svg:height="2.236cm" svg:x="8.998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6cm 13.2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2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7cm" svg:y1="10.664cm" svg:x2="9.604cm" svg:y2="10.664cm">
          <text:p/>
        </draw:line>
        <draw:line draw:style-name="gr5" draw:text-style-name="P2" xml:id="id40" draw:id="id40" draw:layer="layout" svg:x1="8.9cm" svg:y1="12.9cm" svg:x2="9.4cm" svg:y2="12.9cm">
          <text:p/>
        </draw:line>
        <draw:line draw:style-name="gr5" draw:text-style-name="P2" draw:layer="layout" svg:x1="9.557cm" svg:y1="10.664cm" svg:x2="12.724cm" svg:y2="10.664cm">
          <text:p/>
        </draw:line>
        <draw:line draw:style-name="gr5" draw:text-style-name="P2" draw:layer="layout" svg:x1="11.6cm" svg:y1="12.3cm" svg:x2="12.728cm" svg:y2="12.335cm">
          <text:p/>
        </draw:line>
        <draw:frame draw:style-name="gr55" draw:text-style-name="P6" draw:layer="layout" svg:width="2.253cm" svg:height="0.945cm" svg:x="6.043cm" svg:y="9.283cm">
          <draw:text-box>
            <text:p text:style-name="P4"><text:span text:style-name="T1">Tx Rate</text:span></text:p>
            <text:p text:style-name="P5"><text:span text:style-name="T1">14.88 </text:span><text:span text:style-name="T1">Mpps</text:span></text:p>
          </draw:text-box>
        </draw:frame>
        <draw:frame draw:style-name="gr56" draw:text-style-name="P6" draw:layer="layout" svg:width="2.907cm" svg:height="1.264cm" svg:x="12.802cm" svg:y="9.21cm">
          <draw:text-box>
            <text:p text:style-name="P4"><text:span text:style-name="T1">VPP </text:span><text:span text:style-name="T1">output</text:span></text:p>
            <text:p text:style-name="P4"><text:span text:style-name="T1">3.34 </text:span><text:span text:style-name="T1">Mpps</text:span></text:p>
          </draw:text-box>
        </draw:frame>
        <draw:frame draw:style-name="gr10" draw:text-style-name="P6" draw:layer="layout" svg:width="2.689cm" svg:height="1.625cm" svg:x="10.186cm" svg:y="9.257cm">
          <draw:text-box>
            <text:p text:style-name="P4"><text:span text:style-name="T1">VPP </text:span><text:span text:style-name="T1">input</text:span></text:p>
            <text:p text:style-name="P4"><text:span text:style-name="T1">14.88 </text:span><text:span text:style-name="T1">Mpps</text:span></text:p>
          </draw:text-box>
        </draw:frame>
        <draw:line draw:style-name="gr11" draw:text-style-name="P2" draw:layer="layout" svg:x1="6.116cm" svg:y1="9.356cm" svg:x2="6.116cm" svg:y2="15.17cm">
          <text:p/>
        </draw:line>
        <draw:line draw:style-name="gr11" draw:text-style-name="P2" draw:layer="layout" svg:x1="9.133cm" svg:y1="9.356cm" svg:x2="9.133cm" svg:y2="15.17cm">
          <text:p/>
        </draw:line>
        <draw:line draw:style-name="gr11" draw:text-style-name="P2" draw:layer="layout" svg:x1="12.735cm" svg:y1="9.356cm" svg:x2="12.735cm" svg:y2="15.17cm">
          <text:p/>
        </draw:line>
        <draw:frame draw:style-name="gr12" draw:text-style-name="P7" draw:layer="layout" svg:width="1.889cm" svg:height="0.581cm" svg:x="9.032cm" svg:y="10.203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84cm" svg:y="10.203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cm" svg:y="10.203cm">
          <draw:text-box>
            <text:p><text:span text:style-name="T2">Tx</text:span></text:p>
          </draw:text-box>
        </draw:frame>
        <draw:path draw:style-name="gr5" draw:text-style-name="P2" draw:layer="layout" svg:width="0.395cm" svg:height="0.834cm" svg:x="11.204cm" svg:y="12.3cm" svg:viewBox="0 0 396 835" svg:d="M396 0c-396 0-396 716-396 716v119">
          <text:p/>
        </draw:path>
        <draw:custom-shape draw:style-name="gr13" draw:text-style-name="P8" draw:layer="layout" svg:width="1.817cm" svg:height="0.872cm" svg:x="6.116cm" svg:y="11.6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17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808cm" svg:y="10.8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cm" svg:y="11.754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69cm" svg:y="11.2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38" draw:id="id38" draw:layer="layout" svg:x1="9.532cm" svg:y1="11.162cm" svg:x2="9.532cm" svg:y2="11.304cm">
          <text:p/>
        </draw:line>
        <draw:line draw:style-name="gr24" draw:text-style-name="P9" xml:id="id36" draw:id="id36" draw:layer="layout" svg:x1="9.532cm" svg:y1="11.638cm" svg:x2="9.532cm" svg:y2="11.78cm">
          <text:p/>
        </draw:line>
        <draw:line draw:style-name="gr25" draw:text-style-name="P9" xml:id="id37" draw:id="id37" draw:layer="layout" svg:x1="10.404cm" svg:y1="12.972cm" svg:x2="10.404cm" svg:y2="13.114cm">
          <text:p/>
        </draw:line>
        <draw:line draw:style-name="gr26" draw:text-style-name="P9" xml:id="id39" draw:id="id39" draw:layer="layout" svg:x1="10.695cm" svg:y1="12.975cm" svg:x2="10.695cm" svg:y2="13.117cm">
          <text:p/>
        </draw:line>
        <draw:connector draw:style-name="gr27" draw:text-style-name="P2" draw:layer="layout" draw:type="curve" svg:x1="9.532cm" svg:y1="11.78cm" svg:x2="10.404cm" svg:y2="12.972cm" draw:start-shape="id36" draw:start-glue-point="2" draw:end-shape="id37" draw:end-glue-point="0" svg:d="M9532 11780c0 802 872 207 872 1192" svg:viewBox="0 0 873 1193">
          <text:p/>
        </draw:connector>
        <draw:connector draw:style-name="gr28" draw:text-style-name="P2" draw:layer="layout" draw:type="curve" svg:x1="9.532cm" svg:y1="11.304cm" svg:x2="10.695cm" svg:y2="12.975cm" draw:start-shape="id38" draw:start-glue-point="2" draw:end-shape="id39" draw:end-glue-point="0" svg:d="M9532 11304c0 1099 1163 264 1163 1671" svg:viewBox="0 0 1164 1672">
          <text:p/>
        </draw:connector>
        <draw:custom-shape draw:style-name="gr29" draw:text-style-name="P8" draw:layer="layout" svg:width="0.871cm" svg:height="0.399cm" svg:x="12.731cm" svg:y="11.2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2cm" svg:y="10.9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4cm" svg:y1="12.9cm" svg:x2="10.087cm" svg:y2="13.045cm" draw:start-shape="id40" draw:end-shape="id41" draw:end-glue-point="0" svg:d="M9400 12900c0-751 687-824 687 145" svg:viewBox="0 0 688 719">
          <text:p/>
        </draw:connector>
        <draw:line draw:style-name="gr5" draw:text-style-name="P2" xml:id="id41" draw:id="id41" draw:layer="layout" svg:x1="10.087cm" svg:y1="13.19cm" svg:x2="10.087cm" svg:y2="13.045cm">
          <text:p/>
        </draw:line>
        <draw:frame draw:style-name="gr31" draw:text-style-name="P14" draw:layer="layout" svg:width="1.89cm" svg:height="0.608cm" svg:x="9.033cm" svg:y="9.213cm">
          <draw:text-box>
            <text:p><text:span text:style-name="T7">SU</text:span><text:span text:style-name="T7">T</text:span></text:p>
          </draw:text-box>
        </draw:frame>
        <draw:frame draw:style-name="gr31" draw:text-style-name="P15" draw:layer="layout" svg:width="1.89cm" svg:height="0.608cm" svg:x="4.3cm" svg:y="9.2cm">
          <draw:text-box>
            <text:p text:style-name="P5"><text:span text:style-name="T7">TG</text:span><text:span text:style-name="T7">S</text:span></text:p>
          </draw:text-box>
        </draw:frame>
        <draw:line draw:style-name="gr5" draw:text-style-name="P18" draw:layer="layout" svg:x1="6.1cm" svg:y1="12.9cm" svg:x2="9cm" svg:y2="12.9cm">
          <text:p/>
        </draw:line>
        <draw:frame draw:style-name="gr58" draw:text-style-name="P6" draw:layer="layout" svg:width="3.125cm" svg:height="1.346cm" svg:x="9.2cm" svg:y="13.354cm">
          <draw:text-box>
            <text:p text:style-name="P4"><text:span text:style-name="T1">FD </text:span><text:span text:style-name="T1">dro</text:span><text:span text:style-name="T1">p </text:span><text:span text:style-name="T1">rate</text:span></text:p>
            <text:p text:style-name="P4"><text:span text:style-name="T1">11.</text:span><text:span text:style-name="T1">52 </text:span><text:span text:style-name="T1">Mp</text:span><text:span text:style-name="T1">ps</text:span></text:p>
            <text:p text:style-name="P4"><text:span text:style-name="T1"/></text:p>
          </draw:text-box>
        </draw:frame>
        <draw:frame draw:style-name="gr59" draw:text-style-name="P20" draw:layer="layout" svg:width="3.6cm" svg:height="4.9cm" svg:x="1.4cm" svg:y="1.4cm">
          <draw:text-box>
            <text:p><text:span text:style-name="T15">1</text:span><text:span text:style-name="T15">0</text:span><text:span text:style-name="T15">G</text:span><text:span text:style-name="T15">b</text:span><text:span text:style-name="T15">p</text:span><text:span text:style-name="T15">s</text:span></text:p>
            <text:p><text:span text:style-name="T15">P</text:span><text:span text:style-name="T15">kt</text:span><text:span text:style-name="T15">si</text:span><text:span text:style-name="T15">ze</text:span></text:p>
            <text:p><text:span text:style-name="T15">6</text:span><text:span text:style-name="T15">4 </text:span><text:span text:style-name="T15">B</text:span><text:span text:style-name="T15">yt</text:span><text:span text:style-name="T15">es</text:span></text:p>
          </draw:text-box>
        </draw:frame>
      </draw:page>
      <draw:page draw:name="page4" draw:style-name="dp1" draw:master-page-name="Default">
        <draw:frame draw:style-name="gr32" draw:text-style-name="P16" draw:layer="layout" svg:width="6.8cm" svg:height="1.267cm" svg:x="6.901cm" svg:y="1.233cm">
          <draw:text-box>
            <text:p><text:span text:style-name="T8">FA</text:span><text:span text:style-name="T8">IR</text:span><text:span text:style-name="T8">DR</text:span><text:span text:style-name="T8">OP </text:span><text:span text:style-name="T8">Fix</text:span><text:span text:style-name="T8">ed </text:span><text:span text:style-name="T8">Th</text:span><text:span text:style-name="T8">res</text:span><text:span text:style-name="T8">hol</text:span><text:span text:style-name="T8">d</text:span></text:p>
          </draw:text-box>
        </draw:frame>
        <draw:frame draw:style-name="gr32" draw:text-style-name="P19" draw:layer="layout" svg:width="6.7cm" svg:height="1.267cm" svg:x="7.201cm" svg:y="8.333cm">
          <draw:text-box>
            <text:p><text:span text:style-name="T14">FA</text:span><text:span text:style-name="T14">IR</text:span><text:span text:style-name="T14">DR</text:span><text:span text:style-name="T14">OP </text:span><text:span text:style-name="T14">Ad</text:span><text:span text:style-name="T14">apt</text:span><text:span text:style-name="T14">ive </text:span><text:span text:style-name="T14">Th</text:span><text:span text:style-name="T14">res</text:span><text:span text:style-name="T14">hol</text:span><text:span text:style-name="T14">d</text:span></text:p>
          </draw:text-box>
        </draw:frame>
        <draw:frame draw:style-name="gr57" draw:text-style-name="P6" draw:layer="layout" svg:width="2.054cm" svg:height="0.974cm" svg:x="9.975cm" svg:y="16.268cm">
          <draw:text-box>
            <text:p text:style-name="P4"><text:span text:style-name="T1">VPP </text:span><text:span text:style-name="T1">inp</text:span><text:span text:style-name="T1">ut</text:span></text:p>
            <text:p text:style-name="P4"><text:span text:style-name="T1">4.7</text:span><text:span text:style-name="T1">3 </text:span><text:span text:style-name="T1">Mp</text:span><text:span text:style-name="T1">ps</text:span></text:p>
          </draw:text-box>
        </draw:frame>
        <draw:custom-shape draw:style-name="gr33" draw:text-style-name="P1" draw:layer="layout" svg:width="0.137cm" svg:height="2.192cm" svg:x="6.003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56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243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6cm" svg:y1="17.57cm" svg:x2="9.428cm" svg:y2="17.57cm">
          <text:p/>
        </draw:line>
        <draw:line draw:style-name="gr5" draw:text-style-name="P2" draw:layer="layout" svg:x1="8.23cm" svg:y1="18.871cm" svg:x2="8.947cm" svg:y2="18.871cm">
          <text:p/>
        </draw:line>
        <draw:path draw:style-name="gr5" draw:text-style-name="P3" draw:layer="layout" svg:width="0.755cm" svg:height="0.958cm" svg:x="6cm" svg:y="19.762cm" svg:viewBox="0 0 756 959" svg:d="M0 0c605 0 756 640 756 640v319">
          <text:p/>
        </draw:path>
        <draw:line draw:style-name="gr5" draw:text-style-name="P2" draw:layer="layout" svg:x1="9.382cm" svg:y1="17.57cm" svg:x2="12.367cm" svg:y2="17.57cm">
          <text:p/>
        </draw:line>
        <draw:line draw:style-name="gr5" draw:text-style-name="P2" draw:layer="layout" svg:x1="8.879cm" svg:y1="18.871cm" svg:x2="12.371cm" svg:y2="18.861cm">
          <text:p/>
        </draw:line>
        <draw:frame draw:style-name="gr36" draw:text-style-name="P6" draw:layer="layout" svg:width="3.355cm" svg:height="1.871cm" svg:x="6.14cm" svg:y="20.858cm">
          <draw:text-box>
            <text:p text:style-name="P4"><text:span text:style-name="T1">NIC </text:span><text:span text:style-name="T1">dro</text:span><text:span text:style-name="T1">p </text:span><text:span text:style-name="T1">rate</text:span></text:p>
            <text:p text:style-name="P4"><text:span text:style-name="T1">2.1</text:span><text:span text:style-name="T1">7 </text:span><text:span text:style-name="T1">Mp</text:span><text:span text:style-name="T1">ps</text:span></text:p>
            <text:p text:style-name="P4"><text:span text:style-name="T1"/></text:p>
          </draw:text-box>
        </draw:frame>
        <draw:frame draw:style-name="gr6" draw:text-style-name="P6" draw:layer="layout" svg:width="2.739cm" svg:height="1.241cm" svg:x="12.51cm" svg:y="16.2cm">
          <draw:text-box>
            <text:p text:style-name="P4"><text:span text:style-name="T1">VPP </text:span><text:span text:style-name="T1">out</text:span><text:span text:style-name="T1">put</text:span></text:p>
            <text:p text:style-name="P4"><text:span text:style-name="T1">4.7</text:span><text:span text:style-name="T1">3 </text:span><text:span text:style-name="T1">Mp</text:span><text:span text:style-name="T1">ps</text:span></text:p>
            <text:p text:style-name="P4"><text:span text:style-name="T1"/></text:p>
          </draw:text-box>
        </draw:frame>
        <draw:line draw:style-name="gr11" draw:text-style-name="P2" draw:layer="layout" svg:x1="6.14cm" svg:y1="16.337cm" svg:x2="6.14cm" svg:y2="21.816cm">
          <text:p/>
        </draw:line>
        <draw:line draw:style-name="gr11" draw:text-style-name="P2" draw:layer="layout" svg:x1="8.983cm" svg:y1="16.337cm" svg:x2="8.983cm" svg:y2="21.816cm">
          <text:p/>
        </draw:line>
        <draw:line draw:style-name="gr11" draw:text-style-name="P2" draw:layer="layout" svg:x1="12.377cm" svg:y1="16.337cm" svg:x2="12.377cm" svg:y2="21.816cm">
          <text:p/>
        </draw:line>
        <draw:frame draw:style-name="gr37" draw:text-style-name="P14" draw:layer="layout" svg:width="1.781cm" svg:height="0.586cm" svg:x="8.888cm" svg:y="16.203cm">
          <draw:text-box>
            <text:p><text:span text:style-name="T7">SU</text:span><text:span text:style-name="T7">T</text:span></text:p>
          </draw:text-box>
        </draw:frame>
        <draw:frame draw:style-name="gr12" draw:text-style-name="P7" draw:layer="layout" svg:width="1.781cm" svg:height="0.581cm" svg:x="8.888cm" svg:y="17.136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64cm" svg:y="17.136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531cm" svg:y="17.136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14cm" svg:y="18.3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42" draw:id="id42" draw:layer="layout" svg:x1="6.688cm" svg:y1="18.19cm" svg:x2="6.688cm" svg:y2="18.464cm">
          <text:p/>
        </draw:line>
        <draw:custom-shape draw:style-name="gr40" draw:text-style-name="P10" draw:layer="layout" svg:width="1.712cm" svg:height="0.822cm" svg:x="6.141cm" svg:y="17.5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44" draw:id="id44" draw:layer="layout" svg:x1="6.619cm" svg:y1="19.008cm" svg:x2="6.619cm" svg:y2="19.282cm">
          <text:p/>
        </draw:line>
        <draw:connector draw:style-name="gr39" draw:text-style-name="P9" draw:layer="layout" draw:type="curve" svg:x1="6.688cm" svg:y1="18.464cm" svg:x2="8.345cm" svg:y2="20.381cm" draw:start-shape="id42" draw:start-glue-point="2" draw:end-shape="id43" draw:end-glue-point="0" svg:d="M6688 18464c0 1342 1657 384 1657 1917" svg:viewBox="0 0 1658 1918">
          <text:p/>
        </draw:connector>
        <draw:custom-shape draw:style-name="gr42" draw:text-style-name="P1" xml:id="id45" draw:id="id45" draw:layer="layout" svg:width="0.144cm" svg:height="2.055cm" draw:transform="rotate (1.5707963267949) translate (6.756cm 2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43" draw:id="id43" draw:layer="layout" svg:x1="8.345cm" svg:y1="20.381cm" svg:x2="8.345cm" svg:y2="20.658cm">
          <text:p/>
        </draw:line>
        <draw:connector draw:style-name="gr44" draw:text-style-name="P11" draw:layer="layout" draw:type="curve" svg:x1="6.619cm" svg:y1="19.282cm" svg:x2="7.783cm" svg:y2="20.652cm" draw:start-shape="id44" draw:start-glue-point="2" draw:end-shape="id45" draw:end-glue-point="1" svg:d="M6619 19282c0 1159 1164 475 1164 1370" svg:viewBox="0 0 1165 1371">
          <text:p/>
        </draw:connector>
        <draw:path draw:style-name="gr5" draw:text-style-name="P2" draw:layer="layout" svg:width="0.855cm" svg:height="1.572cm" draw:transform="skewX (-0.0902335223281068) rotate (-0.267035375555133) translate (8.26319433962264cm 18.8711320754717cm)" svg:viewBox="0 0 856 1573" svg:d="M0 0c639 1 856 1573 856 1573">
          <text:p/>
        </draw:path>
        <draw:custom-shape draw:style-name="gr45" draw:text-style-name="P8" draw:layer="layout" svg:width="0.821cm" svg:height="0.206cm" svg:x="12.374cm" svg:y="18.18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75cm" svg:y="17.84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9.019cm" svg:y="18.18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9.019cm" svg:y="17.8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906cm" svg:y="17.77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701cm" svg:y="18.598cm">
          <draw:text-box>
            <text:p><text:span text:style-name="T5">18</text:span><text:span text:style-name="T6">L</text:span></text:p>
          </draw:text-box>
        </draw:frame>
        <draw:frame draw:style-name="gr6" draw:text-style-name="P6" draw:layer="layout" svg:width="2.393cm" svg:height="1.241cm" svg:x="6.208cm" svg:y="16.269cm">
          <draw:text-box>
            <text:p text:style-name="P4"><text:span text:style-name="T1">Tx Rat6.94 Mpps</text:span></text:p>
          </draw:text-box>
        </draw:frame>
        <draw:frame draw:style-name="gr49" draw:text-style-name="P16" draw:layer="layout" svg:width="4.5cm" svg:height="1.263cm" svg:x="7.901cm" svg:y="15.3cm">
          <draw:text-box>
            <text:p><text:span text:style-name="T8">TAILDROP</text:span></text:p>
          </draw:text-box>
        </draw:frame>
        <draw:custom-shape draw:style-name="gr1" draw:text-style-name="P1" draw:layer="layout" svg:width="0.145cm" svg:height="2.325cm" svg:x="5.972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layout" svg:width="0.145cm" svg:height="2.236cm" svg:x="8.999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7cm 13.2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3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8cm" svg:y1="10.664cm" svg:x2="9.605cm" svg:y2="10.664cm">
          <text:p/>
        </draw:line>
        <draw:line draw:style-name="gr5" draw:text-style-name="P2" xml:id="id50" draw:id="id50" draw:layer="layout" svg:x1="8.901cm" svg:y1="12.9cm" svg:x2="9.401cm" svg:y2="12.9cm">
          <text:p/>
        </draw:line>
        <draw:line draw:style-name="gr5" draw:text-style-name="P2" draw:layer="layout" svg:x1="9.558cm" svg:y1="10.664cm" svg:x2="12.725cm" svg:y2="10.664cm">
          <text:p/>
        </draw:line>
        <draw:line draw:style-name="gr5" draw:text-style-name="P2" draw:layer="layout" svg:x1="11.601cm" svg:y1="12.3cm" svg:x2="12.729cm" svg:y2="12.335cm">
          <text:p/>
        </draw:line>
        <draw:frame draw:style-name="gr55" draw:text-style-name="P6" draw:layer="layout" svg:width="2.253cm" svg:height="0.945cm" svg:x="6.044cm" svg:y="9.283cm">
          <draw:text-box>
            <text:p text:style-name="P4"><text:span text:style-name="T1">Tx Rate</text:span></text:p>
            <text:p text:style-name="P5"><text:span text:style-name="T1">6.94 Mpps</text:span></text:p>
          </draw:text-box>
        </draw:frame>
        <draw:frame draw:style-name="gr56" draw:text-style-name="P6" draw:layer="layout" svg:width="2.907cm" svg:height="1.264cm" svg:x="12.803cm" svg:y="9.21cm">
          <draw:text-box>
            <text:p text:style-name="P4"><text:span text:style-name="T1">VPP output</text:span></text:p>
            <text:p text:style-name="P4"><text:span text:style-name="T1">6.48 Mpps</text:span></text:p>
          </draw:text-box>
        </draw:frame>
        <draw:frame draw:style-name="gr10" draw:text-style-name="P6" draw:layer="layout" svg:width="2.689cm" svg:height="1.625cm" svg:x="10.187cm" svg:y="9.257cm">
          <draw:text-box>
            <text:p text:style-name="P4"><text:span text:style-name="T1">VPP input</text:span></text:p>
            <text:p text:style-name="P4"><text:span text:style-name="T1">6.94 Mpps</text:span></text:p>
          </draw:text-box>
        </draw:frame>
        <draw:line draw:style-name="gr11" draw:text-style-name="P2" draw:layer="layout" svg:x1="6.117cm" svg:y1="9.356cm" svg:x2="6.117cm" svg:y2="15.17cm">
          <text:p/>
        </draw:line>
        <draw:line draw:style-name="gr11" draw:text-style-name="P2" draw:layer="layout" svg:x1="9.134cm" svg:y1="9.356cm" svg:x2="9.134cm" svg:y2="15.17cm">
          <text:p/>
        </draw:line>
        <draw:line draw:style-name="gr11" draw:text-style-name="P2" draw:layer="layout" svg:x1="12.736cm" svg:y1="9.356cm" svg:x2="12.736cm" svg:y2="15.17cm">
          <text:p/>
        </draw:line>
        <draw:frame draw:style-name="gr12" draw:text-style-name="P7" draw:layer="layout" svg:width="1.889cm" svg:height="0.581cm" svg:x="9.033cm" svg:y="10.203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85cm" svg:y="10.203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1cm" svg:y="10.203cm">
          <draw:text-box>
            <text:p><text:span text:style-name="T2">Tx</text:span></text:p>
          </draw:text-box>
        </draw:frame>
        <draw:path draw:style-name="gr5" draw:text-style-name="P2" draw:layer="layout" svg:width="0.395cm" svg:height="0.834cm" svg:x="11.205cm" svg:y="12.3cm" svg:viewBox="0 0 396 835" svg:d="M396 0c-396 0-396 716-396 716v119">
          <text:p/>
        </draw:path>
        <draw:custom-shape draw:style-name="gr13" draw:text-style-name="P8" draw:layer="layout" svg:width="1.817cm" svg:height="0.872cm" svg:x="6.117cm" svg:y="11.6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18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809cm" svg:y="10.8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1cm" svg:y="11.754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7cm" svg:y="11.2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1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48" draw:id="id48" draw:layer="layout" svg:x1="9.533cm" svg:y1="11.162cm" svg:x2="9.533cm" svg:y2="11.304cm">
          <text:p/>
        </draw:line>
        <draw:line draw:style-name="gr24" draw:text-style-name="P9" xml:id="id46" draw:id="id46" draw:layer="layout" svg:x1="9.533cm" svg:y1="11.638cm" svg:x2="9.533cm" svg:y2="11.78cm">
          <text:p/>
        </draw:line>
        <draw:line draw:style-name="gr25" draw:text-style-name="P9" xml:id="id47" draw:id="id47" draw:layer="layout" svg:x1="10.405cm" svg:y1="12.972cm" svg:x2="10.405cm" svg:y2="13.114cm">
          <text:p/>
        </draw:line>
        <draw:line draw:style-name="gr26" draw:text-style-name="P9" xml:id="id49" draw:id="id49" draw:layer="layout" svg:x1="10.696cm" svg:y1="12.975cm" svg:x2="10.696cm" svg:y2="13.117cm">
          <text:p/>
        </draw:line>
        <draw:connector draw:style-name="gr27" draw:text-style-name="P2" draw:layer="layout" draw:type="curve" svg:x1="9.533cm" svg:y1="11.78cm" svg:x2="10.405cm" svg:y2="12.972cm" draw:start-shape="id46" draw:start-glue-point="2" draw:end-shape="id47" draw:end-glue-point="0" svg:d="M9533 11780c0 802 872 207 872 1192" svg:viewBox="0 0 873 1193">
          <text:p/>
        </draw:connector>
        <draw:connector draw:style-name="gr28" draw:text-style-name="P2" draw:layer="layout" draw:type="curve" svg:x1="9.533cm" svg:y1="11.304cm" svg:x2="10.696cm" svg:y2="12.975cm" draw:start-shape="id48" draw:start-glue-point="2" draw:end-shape="id49" draw:end-glue-point="0" svg:d="M9533 11304c0 1099 1163 264 1163 1671" svg:viewBox="0 0 1164 1672">
          <text:p/>
        </draw:connector>
        <draw:custom-shape draw:style-name="gr29" draw:text-style-name="P8" draw:layer="layout" svg:width="0.871cm" svg:height="0.399cm" svg:x="12.732cm" svg:y="11.2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3cm" svg:y="10.9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401cm" svg:y1="12.9cm" svg:x2="10.088cm" svg:y2="13.045cm" draw:start-shape="id50" draw:end-shape="id51" draw:end-glue-point="0" svg:d="M9401 12900c0-751 687-824 687 145" svg:viewBox="0 0 688 719">
          <text:p/>
        </draw:connector>
        <draw:line draw:style-name="gr5" draw:text-style-name="P2" xml:id="id51" draw:id="id51" draw:layer="layout" svg:x1="10.088cm" svg:y1="13.19cm" svg:x2="10.088cm" svg:y2="13.045cm">
          <text:p/>
        </draw:line>
        <draw:frame draw:style-name="gr31" draw:text-style-name="P14" draw:layer="layout" svg:width="1.89cm" svg:height="0.608cm" svg:x="9.034cm" svg:y="9.213cm">
          <draw:text-box>
            <text:p><text:span text:style-name="T7">S</text:span><text:span text:style-name="T7">U</text:span><text:span text:style-name="T7">T</text:span></text:p>
          </draw:text-box>
        </draw:frame>
        <draw:frame draw:style-name="gr31" draw:text-style-name="P15" draw:layer="layout" svg:width="1.89cm" svg:height="0.608cm" svg:x="4.301cm" svg:y="9.2cm">
          <draw:text-box>
            <text:p text:style-name="P5"><text:span text:style-name="T7">T</text:span><text:span text:style-name="T7">G</text:span><text:span text:style-name="T7">S</text:span></text:p>
          </draw:text-box>
        </draw:frame>
        <draw:line draw:style-name="gr5" draw:text-style-name="P18" draw:layer="layout" svg:x1="6.101cm" svg:y1="12.9cm" svg:x2="9.001cm" svg:y2="12.9cm">
          <text:p/>
        </draw:line>
        <draw:frame draw:style-name="gr58" draw:text-style-name="P6" draw:layer="layout" svg:width="3.125cm" svg:height="1.346cm" svg:x="9.201cm" svg:y="13.354cm">
          <draw:text-box>
            <text:p text:style-name="P4"><text:span text:style-name="T1">F</text:span><text:span text:style-name="T1">D </text:span><text:span text:style-name="T1">d</text:span><text:span text:style-name="T1">r</text:span><text:span text:style-name="T1">o</text:span><text:span text:style-name="T1">p </text:span><text:span text:style-name="T1">r</text:span><text:span text:style-name="T1">a</text:span><text:span text:style-name="T1">t</text:span><text:span text:style-name="T1">e</text:span></text:p>
            <text:p text:style-name="P4"><text:span text:style-name="T1">0</text:span><text:span text:style-name="T1">.</text:span><text:span text:style-name="T1">4</text:span><text:span text:style-name="T1">6 </text:span><text:span text:style-name="T1">M</text:span><text:span text:style-name="T1">p</text:span><text:span text:style-name="T1">p</text:span><text:span text:style-name="T1">s</text:span></text:p>
            <text:p text:style-name="P4"><text:span text:style-name="T1"/></text:p>
          </draw:text-box>
        </draw:frame>
        <draw:custom-shape draw:style-name="gr1" draw:text-style-name="P1" draw:layer="layout" svg:width="0.145cm" svg:height="2.325cm" svg:x="5.962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layout" svg:width="0.145cm" svg:height="2.236cm" svg:x="8.989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77cm 6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83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8cm" svg:y1="4.064cm" svg:x2="9.595cm" svg:y2="4.064cm">
          <text:p/>
        </draw:line>
        <draw:line draw:style-name="gr5" draw:text-style-name="P2" xml:id="id56" draw:id="id56" draw:layer="layout" svg:x1="8.891cm" svg:y1="6.3cm" svg:x2="9.391cm" svg:y2="6.3cm">
          <text:p/>
        </draw:line>
        <draw:line draw:style-name="gr5" draw:text-style-name="P2" draw:layer="layout" svg:x1="9.548cm" svg:y1="4.064cm" svg:x2="12.715cm" svg:y2="4.064cm">
          <text:p/>
        </draw:line>
        <draw:line draw:style-name="gr5" draw:text-style-name="P2" draw:layer="layout" svg:x1="11.591cm" svg:y1="5.7cm" svg:x2="12.719cm" svg:y2="5.735cm">
          <text:p/>
        </draw:line>
        <draw:frame draw:style-name="gr55" draw:text-style-name="P6" draw:layer="layout" svg:width="2.253cm" svg:height="0.945cm" svg:x="6.034cm" svg:y="2.683cm">
          <draw:text-box>
            <text:p text:style-name="P4"><text:span text:style-name="T1">T</text:span><text:span text:style-name="T1">x</text:span><text:span text:style-name="T1"> </text:span><text:span text:style-name="T1">R</text:span><text:span text:style-name="T1">a</text:span><text:span text:style-name="T1">t</text:span><text:span text:style-name="T1">e</text:span></text:p>
            <text:p text:style-name="P5"><text:span text:style-name="T1">6</text:span><text:span text:style-name="T1">.</text:span><text:span text:style-name="T1">9</text:span><text:span text:style-name="T1">4</text:span><text:span text:style-name="T1"> </text:span><text:span text:style-name="T1">M</text:span><text:span text:style-name="T1">p</text:span><text:span text:style-name="T1">p</text:span><text:span text:style-name="T1">s</text:span></text:p>
          </draw:text-box>
        </draw:frame>
        <draw:frame draw:style-name="gr56" draw:text-style-name="P6" draw:layer="layout" svg:width="2.907cm" svg:height="1.264cm" svg:x="12.793cm" svg:y="2.61cm">
          <draw:text-box>
            <text:p text:style-name="P4"><text:span text:style-name="T1">V</text:span><text:span text:style-name="T1">P</text:span><text:span text:style-name="T1">P</text:span><text:span text:style-name="T1"> 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  <text:p text:style-name="P4"><text:span text:style-name="T1">6</text:span><text:span text:style-name="T1">.</text:span><text:span text:style-name="T1">4</text:span><text:span text:style-name="T1">3</text:span><text:span text:style-name="T1"> </text:span><text:span text:style-name="T1">M</text:span><text:span text:style-name="T1">p</text:span><text:span text:style-name="T1">p</text:span><text:span text:style-name="T1">s</text:span></text:p>
          </draw:text-box>
        </draw:frame>
        <draw:frame draw:style-name="gr10" draw:text-style-name="P6" draw:layer="layout" svg:width="2.689cm" svg:height="1.625cm" svg:x="10.177cm" svg:y="2.657cm">
          <draw:text-box>
            <text:p text:style-name="P4"><text:span text:style-name="T1">V</text:span><text:span text:style-name="T1">P</text:span><text:span text:style-name="T1">P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/text:p>
            <text:p text:style-name="P4"><text:span text:style-name="T1">6</text:span><text:span text:style-name="T1">.</text:span><text:span text:style-name="T1">9</text:span><text:span text:style-name="T1">4</text:span><text:span text:style-name="T1"> </text:span><text:span text:style-name="T1">M</text:span><text:span text:style-name="T1">p</text:span><text:span text:style-name="T1">p</text:span><text:span text:style-name="T1">s</text:span></text:p>
          </draw:text-box>
        </draw:frame>
        <draw:line draw:style-name="gr11" draw:text-style-name="P2" draw:layer="layout" svg:x1="6.107cm" svg:y1="2.756cm" svg:x2="6.107cm" svg:y2="8.57cm">
          <text:p/>
        </draw:line>
        <draw:line draw:style-name="gr11" draw:text-style-name="P2" draw:layer="layout" svg:x1="9.124cm" svg:y1="2.756cm" svg:x2="9.124cm" svg:y2="8.57cm">
          <text:p/>
        </draw:line>
        <draw:line draw:style-name="gr11" draw:text-style-name="P2" draw:layer="layout" svg:x1="12.726cm" svg:y1="2.756cm" svg:x2="12.726cm" svg:y2="8.57cm">
          <text:p/>
        </draw:line>
        <draw:frame draw:style-name="gr12" draw:text-style-name="P7" draw:layer="layout" svg:width="1.889cm" svg:height="0.581cm" svg:x="9.023cm" svg:y="3.603cm">
          <draw:text-box>
            <text:p><text:span text:style-name="T2">R</text:span><text:span text:style-name="T2">x</text:span></text:p>
          </draw:text-box>
        </draw:frame>
        <draw:frame draw:style-name="gr12" draw:text-style-name="P7" draw:layer="layout" svg:width="1.89cm" svg:height="0.581cm" svg:x="12.075cm" svg:y="3.603cm">
          <draw:text-box>
            <text:p><text:span text:style-name="T2">T</text:span><text:span text:style-name="T2">x</text:span></text:p>
          </draw:text-box>
        </draw:frame>
        <draw:frame draw:style-name="gr12" draw:text-style-name="P7" draw:layer="layout" svg:width="1.89cm" svg:height="0.581cm" svg:x="5.461cm" svg:y="3.603cm">
          <draw:text-box>
            <text:p><text:span text:style-name="T2">T</text:span><text:span text:style-name="T2">x</text:span></text:p>
          </draw:text-box>
        </draw:frame>
        <draw:path draw:style-name="gr5" draw:text-style-name="P2" draw:layer="layout" svg:width="0.395cm" svg:height="0.834cm" svg:x="11.195cm" svg:y="5.7cm" svg:viewBox="0 0 396 835" svg:d="M396 0c-396 0-396 716-396 716v119">
          <text:p/>
        </draw:path>
        <draw:custom-shape draw:style-name="gr13" draw:text-style-name="P8" draw:layer="layout" svg:width="1.817cm" svg:height="0.872cm" svg:x="6.107cm" svg:y="5.0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08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799cm" svg:y="4.2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81cm" svg:y="5.154cm">
          <draw:text-box>
            <text:p><text:span text:style-name="T5">1</text:span><text:span text:style-name="T5">8</text:span><text:span text:style-name="T6">L</text:span></text:p>
          </draw:text-box>
        </draw:frame>
        <draw:custom-shape draw:style-name="gr21" draw:text-style-name="P8" draw:layer="layout" svg:width="1.307cm" svg:height="0.472cm" svg:x="9.16cm" svg:y="4.6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61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54" draw:id="id54" draw:layer="layout" svg:x1="9.523cm" svg:y1="4.562cm" svg:x2="9.523cm" svg:y2="4.704cm">
          <text:p/>
        </draw:line>
        <draw:line draw:style-name="gr24" draw:text-style-name="P9" xml:id="id52" draw:id="id52" draw:layer="layout" svg:x1="9.523cm" svg:y1="5.038cm" svg:x2="9.523cm" svg:y2="5.18cm">
          <text:p/>
        </draw:line>
        <draw:line draw:style-name="gr25" draw:text-style-name="P9" xml:id="id53" draw:id="id53" draw:layer="layout" svg:x1="10.395cm" svg:y1="6.372cm" svg:x2="10.395cm" svg:y2="6.514cm">
          <text:p/>
        </draw:line>
        <draw:line draw:style-name="gr26" draw:text-style-name="P9" xml:id="id55" draw:id="id55" draw:layer="layout" svg:x1="10.686cm" svg:y1="6.375cm" svg:x2="10.686cm" svg:y2="6.517cm">
          <text:p/>
        </draw:line>
        <draw:connector draw:style-name="gr27" draw:text-style-name="P2" draw:layer="layout" draw:type="curve" svg:x1="9.523cm" svg:y1="5.18cm" svg:x2="10.395cm" svg:y2="6.372cm" draw:start-shape="id52" draw:start-glue-point="2" draw:end-shape="id53" draw:end-glue-point="0" svg:d="M9523 5180c0 802 872 207 872 1192" svg:viewBox="0 0 873 1193">
          <text:p/>
        </draw:connector>
        <draw:connector draw:style-name="gr28" draw:text-style-name="P2" draw:layer="layout" draw:type="curve" svg:x1="9.523cm" svg:y1="4.704cm" svg:x2="10.686cm" svg:y2="6.375cm" draw:start-shape="id54" draw:start-glue-point="2" draw:end-shape="id55" draw:end-glue-point="0" svg:d="M9523 4704c0 1099 1163 264 1163 1671" svg:viewBox="0 0 1164 1672">
          <text:p/>
        </draw:connector>
        <draw:custom-shape draw:style-name="gr29" draw:text-style-name="P8" draw:layer="layout" svg:width="0.871cm" svg:height="0.399cm" svg:x="12.722cm" svg:y="4.6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23cm" svg:y="4.3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91cm" svg:y1="6.3cm" svg:x2="10.078cm" svg:y2="6.445cm" draw:start-shape="id56" draw:end-shape="id57" draw:end-glue-point="0" svg:d="M9391 6300c0-751 687-824 687 145" svg:viewBox="0 0 688 719">
          <text:p/>
        </draw:connector>
        <draw:line draw:style-name="gr5" draw:text-style-name="P2" xml:id="id57" draw:id="id57" draw:layer="layout" svg:x1="10.078cm" svg:y1="6.59cm" svg:x2="10.078cm" svg:y2="6.445cm">
          <text:p/>
        </draw:line>
        <draw:frame draw:style-name="gr31" draw:text-style-name="P14" draw:layer="layout" svg:width="1.89cm" svg:height="0.608cm" svg:x="9.024cm" svg:y="2.613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291cm" svg:y="2.6cm">
          <draw:text-box>
            <text:p text:style-name="P5"><text:span text:style-name="T7">TGS</text:span></text:p>
          </draw:text-box>
        </draw:frame>
        <draw:line draw:style-name="gr5" draw:text-style-name="P18" draw:layer="layout" svg:x1="6.091cm" svg:y1="6.3cm" svg:x2="8.991cm" svg:y2="6.3cm">
          <text:p/>
        </draw:line>
        <draw:frame draw:style-name="gr58" draw:text-style-name="P6" draw:layer="layout" svg:width="3.125cm" svg:height="1.346cm" svg:x="9.191cm" svg:y="6.754cm">
          <draw:text-box>
            <text:p text:style-name="P4"><text:span text:style-name="T1">FD drop rate</text:span></text:p>
            <text:p text:style-name="P4"><text:span text:style-name="T1">0.50 Mpps</text:span></text:p>
            <text:p text:style-name="P4"><text:span text:style-name="T1"/></text:p>
          </draw:text-box>
        </draw:frame>
        <draw:frame draw:style-name="gr59" draw:text-style-name="P20" draw:layer="layout" svg:width="3.6cm" svg:height="4.9cm" svg:x="1.4cm" svg:y="1.4cm">
          <draw:text-box>
            <text:p><text:span text:style-name="T15">10Gbps</text:span></text:p>
            <text:p><text:span text:style-name="T15">Pktsize</text:span></text:p>
            <text:p><text:span text:style-name="T15">160 Bytes</text:span></text:p>
          </draw:text-box>
        </draw:frame>
      </draw:page>
      <draw:page draw:name="page5" draw:style-name="dp1" draw:master-page-name="Default">
        <draw:frame draw:style-name="gr60" draw:text-style-name="P21" draw:layer="layout" svg:width="3cm" svg:height="1.422cm" svg:x="9.7cm" svg:y="1cm">
          <draw:text-box>
            <text:p text:style-name="P4"><text:span text:style-name="T16">VPP input</text:span></text:p>
            <text:p text:style-name="P4"><text:span text:style-name="T16">6.41 Mpps</text:span></text:p>
          </draw:text-box>
        </draw:frame>
        <draw:custom-shape draw:style-name="gr61" draw:text-style-name="P22" draw:layer="layout" svg:width="0.2cm" svg:height="3.2cm" svg:x="3.90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2" draw:layer="layout" svg:width="0.2cm" svg:height="1.9cm" svg:x="8.066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2" draw:layer="layout" svg:width="0.2cm" svg:height="1.885cm" svg:x="13.012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3" draw:layer="layout" svg:x1="3.896cm" svg:y1="2.9cm" svg:x2="8.901cm" svg:y2="2.9cm">
          <text:p/>
        </draw:line>
        <draw:line draw:style-name="gr5" draw:text-style-name="P23" draw:layer="layout" svg:x1="7.153cm" svg:y1="4.8cm" svg:x2="8.2cm" svg:y2="4.8cm">
          <text:p/>
        </draw:line>
        <draw:path draw:style-name="gr5" draw:text-style-name="P24" draw:layer="layout" svg:width="1.103cm" svg:height="1.399cm" svg:x="3.896cm" svg:y="6.1cm" svg:viewBox="0 0 1104 1400" svg:d="M0 0c884 0 1104 934 1104 934v466">
          <text:p/>
        </draw:path>
        <draw:line draw:style-name="gr5" draw:text-style-name="P23" draw:layer="layout" svg:x1="8.835cm" svg:y1="2.9cm" svg:x2="13.193cm" svg:y2="2.9cm">
          <text:p/>
        </draw:line>
        <draw:line draw:style-name="gr5" draw:text-style-name="P23" draw:layer="layout" svg:x1="8.1cm" svg:y1="4.8cm" svg:x2="13.199cm" svg:y2="4.785cm">
          <text:p/>
        </draw:line>
        <draw:frame draw:style-name="gr64" draw:text-style-name="P21" draw:layer="layout" svg:width="4.899cm" svg:height="2.731cm" svg:x="4.101cm" svg:y="7.701cm">
          <draw:text-box>
            <text:p text:style-name="P4"><text:span text:style-name="T16">NIC drop rate</text:span></text:p>
            <text:p text:style-name="P4"><text:span text:style-name="T16">1.91 Mpps</text:span></text:p>
            <text:p text:style-name="P4"><text:span text:style-name="T16"/></text:p>
            <text:p text:style-name="P4"><text:span text:style-name="T16">Per-flow drop%</text:span></text:p>
            <text:p text:style-name="P4"><text:span text:style-name="T17">H </text:span><text:span text:style-name="T16">= </text:span><text:span text:style-name="T18">L</text:span><text:span text:style-name="T16"> =23%</text:span></text:p>
          </draw:text-box>
        </draw:frame>
        <draw:frame draw:style-name="gr65" draw:text-style-name="P21" draw:layer="layout" svg:width="4cm" svg:height="1.739cm" svg:x="13.401cm" svg:y="0.9cm">
          <draw:text-box>
            <text:p text:style-name="P4"><text:span text:style-name="T16">VPP output</text:span></text:p>
            <text:p text:style-name="P4"><text:span text:style-name="T16">6.41 Mpps</text:span></text:p>
            <text:p text:style-name="P4"><text:span text:style-name="T16">2.6 Gcycles/s</text:span></text:p>
          </draw:text-box>
        </draw:frame>
        <draw:line draw:style-name="gr11" draw:text-style-name="P18" draw:layer="layout" svg:x1="4.101cm" svg:y1="1.1cm" svg:x2="4.101cm" svg:y2="9.1cm">
          <text:p/>
        </draw:line>
        <draw:line draw:style-name="gr11" draw:text-style-name="P18" draw:layer="layout" svg:x1="8.252cm" svg:y1="1.1cm" svg:x2="8.252cm" svg:y2="9.1cm">
          <text:p/>
        </draw:line>
        <draw:line draw:style-name="gr11" draw:text-style-name="P18" draw:layer="layout" svg:x1="13.208cm" svg:y1="1.1cm" svg:x2="13.208cm" svg:y2="9.1cm">
          <text:p/>
        </draw:line>
        <draw:frame draw:style-name="gr66" draw:text-style-name="P25" draw:layer="layout" svg:width="2.6cm" svg:height="0.836cm" svg:x="8.113cm" svg:y="0.904cm">
          <draw:text-box>
            <text:p><text:span text:style-name="T19">SUT</text:span></text:p>
          </draw:text-box>
        </draw:frame>
        <draw:frame draw:style-name="gr67" draw:text-style-name="P26" draw:layer="layout" svg:width="2.6cm" svg:height="0.747cm" svg:x="8.113cm" svg:y="2.266cm">
          <draw:text-box>
            <text:p><text:span text:style-name="T20">Rx</text:span></text:p>
          </draw:text-box>
        </draw:frame>
        <draw:frame draw:style-name="gr67" draw:text-style-name="P26" draw:layer="layout" svg:width="2.6cm" svg:height="0.747cm" svg:x="12.313cm" svg:y="2.266cm">
          <draw:text-box>
            <text:p><text:span text:style-name="T20">Tx</text:span></text:p>
          </draw:text-box>
        </draw:frame>
        <draw:frame draw:style-name="gr67" draw:text-style-name="P26" draw:layer="layout" svg:width="2.601cm" svg:height="0.747cm" svg:x="3.212cm" svg:y="2.266cm">
          <draw:text-box>
            <text:p><text:span text:style-name="T20">Tx</text:span></text:p>
          </draw:text-box>
        </draw:frame>
        <draw:frame draw:style-name="gr66" draw:text-style-name="P27" draw:layer="layout" svg:width="2.601cm" svg:height="0.836cm" svg:x="1.6cm" svg:y="0.886cm">
          <draw:text-box>
            <text:p text:style-name="P5"><text:span text:style-name="T19">TGS</text:span></text:p>
          </draw:text-box>
        </draw:frame>
        <draw:custom-shape draw:style-name="gr68" draw:text-style-name="P28" draw:layer="layout" svg:width="2.5cm" svg:height="1.2cm" svg:x="4.101cm" svg:y="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29" xml:id="id58" draw:id="id58" draw:layer="layout" svg:x1="4.901cm" svg:y1="3.805cm" svg:x2="4.901cm" svg:y2="4.205cm">
          <text:p/>
        </draw:line>
        <draw:custom-shape draw:style-name="gr69" draw:text-style-name="P30" draw:layer="layout" svg:width="2.5cm" svg:height="1.2cm" svg:x="4.102cm" svg:y="2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31" xml:id="id60" draw:id="id60" draw:layer="layout" svg:x1="4.801cm" svg:y1="5cm" svg:x2="4.801cm" svg:y2="5.4cm">
          <text:p/>
        </draw:line>
        <draw:connector draw:style-name="gr39" draw:text-style-name="P29" draw:layer="layout" draw:type="curve" draw:line-skew="-0.105cm" svg:x1="4.901cm" svg:y1="4.205cm" svg:x2="7.32cm" svg:y2="7.004cm" draw:start-shape="id58" draw:start-glue-point="2" draw:end-shape="id59" draw:end-glue-point="0" svg:d="M4901 4205c0 1941 2419 542 2419 2799" svg:viewBox="0 0 2420 2800">
          <text:p/>
        </draw:connector>
        <draw:custom-shape draw:style-name="gr70" draw:text-style-name="P22" xml:id="id61" draw:id="id61" draw:layer="layout" svg:width="0.21cm" svg:height="3.001cm" draw:transform="rotate (1.5707963267949) translate (5cm 7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29" xml:id="id59" draw:id="id59" draw:layer="layout" svg:x1="7.32cm" svg:y1="7.004cm" svg:x2="7.32cm" svg:y2="7.408cm">
          <text:p/>
        </draw:line>
        <draw:connector draw:style-name="gr44" draw:text-style-name="P31" draw:layer="layout" draw:type="curve" svg:x1="4.801cm" svg:y1="5.4cm" svg:x2="6.5cm" svg:y2="7.4cm" draw:start-shape="id60" draw:start-glue-point="2" draw:end-shape="id61" draw:end-glue-point="1" svg:d="M4801 5400c0 1632 1699 632 1699 2000" svg:viewBox="0 0 1700 2001">
          <text:p/>
        </draw:connector>
        <draw:path draw:style-name="gr5" draw:text-style-name="P18" draw:layer="layout" svg:width="1.25cm" svg:height="2.295cm" draw:transform="skewX (-0.0904080552533063) rotate (-0.267733507255931) translate (7.201cm 4.8cm)" svg:viewBox="0 0 1251 2296" svg:d="M0 0c933 1 1251 2296 1251 2296">
          <text:p/>
        </draw:path>
        <draw:custom-shape draw:style-name="gr71" draw:text-style-name="P28" draw:layer="layout" svg:width="1.198cm" svg:height="0.3cm" svg:x="13.203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30" draw:layer="layout" svg:width="1.197cm" svg:height="0.298cm" svg:x="13.204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3" draw:text-style-name="P32" draw:layer="layout" svg:width="4.799cm" svg:height="2.235cm" svg:x="13.101cm" svg:y="4.8cm">
          <draw:text-box>
            <text:p text:style-name="P4"><text:span text:style-name="T21">Per-flow CPU</text:span><text:span text:style-name="T21">%</text:span><text:span text:style-name="T16"> H=</text:span><text:span text:style-name="T17">25% </text:span><text:span text:style-name="T16">L=</text:span><text:span text:style-name="T18">2.8%</text:span></text:p>
          </draw:text-box>
        </draw:frame>
        <draw:custom-shape draw:style-name="gr71" draw:text-style-name="P28" draw:layer="layout" svg:width="1.198cm" svg:height="0.3cm" svg:x="8.304cm" svg:y="3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30" draw:layer="layout" svg:width="1.197cm" svg:height="0.298cm" svg:x="8.305cm" svg:y="3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4" draw:text-style-name="P33" draw:layer="layout" svg:width="2cm" svg:height="1.741cm" svg:x="2.3cm" svg:y="3.201cm">
          <draw:text-box>
            <text:p><text:span text:style-name="T22">2</text:span><text:span text:style-name="T23">H</text:span></text:p>
          </draw:text-box>
        </draw:frame>
        <draw:frame draw:style-name="gr74" draw:text-style-name="P34" draw:layer="layout" svg:width="2.4cm" svg:height="1.741cm" svg:x="2cm" svg:y="4.401cm">
          <draw:text-box>
            <text:p><text:span text:style-name="T24">18</text:span><text:span text:style-name="T25">L</text:span></text:p>
          </draw:text-box>
        </draw:frame>
        <draw:frame draw:style-name="gr75" draw:text-style-name="P21" draw:layer="layout" svg:width="3.101cm" svg:height="1.301cm" svg:x="4.2cm" svg:y="1.001cm">
          <draw:text-box>
            <text:p text:style-name="P4"><text:span text:style-name="T16">Tx Rate</text:span></text:p>
            <text:p text:style-name="P4"><text:span text:style-name="T16">8.32 Mpps</text:span></text:p>
          </draw:text-box>
        </draw:frame>
      </draw:page>
      <draw:page draw:name="page6" draw:style-name="dp1" draw:master-page-name="Default">
        <draw:custom-shape draw:style-name="gr76" draw:text-style-name="P22" draw:layer="layout" svg:width="0.295cm" svg:height="4.435cm" svg:x="4.86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2" draw:layer="layout" svg:width="0.212cm" svg:height="4.621cm" draw:transform="rotate (1.5707963267949) translate (5.683cm 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2" draw:layer="layout" svg:width="0.295cm" svg:height="1.052cm" svg:x="9.913cm" svg:y="3.3cm">
          <text:p/>
          <draw:enhanced-geometry svg:viewBox="0 0 21600 21600" draw:type="rectangle" draw:enhanced-path="M 0 0 L 21600 0 21600 21600 0 21600 0 0 Z N"/>
        </draw:custom-shape>
        <draw:line draw:style-name="gr5" draw:text-style-name="P23" draw:layer="layout" svg:x1="4.933cm" svg:y1="3.3cm" svg:x2="10.05cm" svg:y2="3.3cm">
          <text:p/>
        </draw:line>
        <draw:line draw:style-name="gr5" draw:text-style-name="P23" draw:layer="layout" svg:x1="4.86cm" svg:y1="4.351cm" svg:x2="10.084cm" svg:y2="4.351cm">
          <text:p/>
        </draw:line>
        <draw:line draw:style-name="gr5" draw:text-style-name="P23" draw:layer="layout" svg:x1="9.982cm" svg:y1="3.3cm" svg:x2="14.437cm" svg:y2="3.3cm">
          <text:p/>
        </draw:line>
        <draw:line draw:style-name="gr5" draw:text-style-name="P23" draw:layer="layout" svg:x1="9.911cm" svg:y1="4.353cm" svg:x2="14.44cm" svg:y2="4.353cm">
          <text:p/>
        </draw:line>
        <draw:frame draw:style-name="gr79" draw:text-style-name="P35" draw:layer="layout" svg:width="3.484cm" svg:height="2.658cm" svg:x="1.4cm" svg:y="5.788cm">
          <draw:text-box>
            <text:p text:style-name="P5"><text:span text:style-name="T16">Tx rate</text:span></text:p>
            <text:p text:style-name="P5"><text:span text:style-name="T16">14.88 Mpps</text:span></text:p>
          </draw:text-box>
        </draw:frame>
        <draw:frame draw:style-name="gr80" draw:text-style-name="P37" draw:layer="layout" svg:width="5.724cm" svg:height="1.917cm" svg:x="5.147cm" svg:y="8.783cm">
          <draw:text-box>
            <text:p text:style-name="P36"><text:span text:style-name="T16">Interface </text:span><text:span text:style-name="T16">drops</text:span></text:p>
            <text:p text:style-name="P36"><text:span text:style-name="T16">11.02 Mpps</text:span></text:p>
          </draw:text-box>
        </draw:frame>
        <draw:frame draw:style-name="gr81" draw:text-style-name="P21" draw:layer="layout" svg:width="4.2cm" svg:height="1.976cm" svg:x="14.3cm" svg:y="4.424cm">
          <draw:text-box>
            <text:p text:style-name="P4"><text:span text:style-name="T16">VPP output</text:span></text:p>
            <text:p text:style-name="P4"><text:span text:style-name="T16">3.86 Mpps</text:span></text:p>
            <text:p text:style-name="P4"><text:span text:style-name="T16">2.6 G cycles/s</text:span></text:p>
          </draw:text-box>
        </draw:frame>
        <draw:custom-shape draw:style-name="gr78" draw:text-style-name="P22" draw:layer="layout" svg:width="0.296cm" svg:height="1.052cm" svg:x="14.101cm" svg:y="3.3cm">
          <text:p/>
          <draw:enhanced-geometry svg:viewBox="0 0 21600 21600" draw:type="rectangle" draw:enhanced-path="M 0 0 L 21600 0 21600 21600 0 21600 0 0 Z N"/>
        </draw:custom-shape>
        <draw:path draw:style-name="gr5" draw:text-style-name="P23" draw:layer="layout" svg:width="0.883cm" svg:height="0.595cm" draw:transform="skewX (0.311890337331387) rotate (0.0755727566113545) translate (4.92513848444461cm 7.7537459291086cm)" svg:viewBox="0 0 884 596" svg:d="M0 0c882-1 884 596 884 596">
          <text:p/>
        </draw:path>
        <draw:path draw:style-name="gr5" draw:text-style-name="P23" draw:layer="layout" svg:width="5.415cm" svg:height="3.729cm" svg:x="4.884cm" svg:y="4.336cm" svg:viewBox="0 0 5416 3730" svg:d="M0 0c5272 0 5416 3730 5416 3730">
          <text:p/>
        </draw:path>
        <draw:line draw:style-name="gr11" draw:text-style-name="P18" draw:layer="layout" svg:x1="5.157cm" svg:y1="2cm" svg:x2="5.157cm" svg:y2="9.8cm">
          <text:p/>
        </draw:line>
        <draw:line draw:style-name="gr11" draw:text-style-name="P18" draw:layer="layout" svg:x1="10.195cm" svg:y1="2cm" svg:x2="10.195cm" svg:y2="9.8cm">
          <text:p/>
        </draw:line>
        <draw:line draw:style-name="gr11" draw:text-style-name="P18" draw:layer="layout" svg:x1="14.395cm" svg:y1="2cm" svg:x2="14.395cm" svg:y2="9.8cm">
          <text:p/>
        </draw:line>
        <draw:frame draw:style-name="gr66" draw:text-style-name="P25" draw:layer="layout" svg:width="2.6cm" svg:height="0.836cm" svg:x="11.5cm" svg:y="2.038cm">
          <draw:text-box>
            <text:p><text:span text:style-name="T19">SUT</text:span></text:p>
          </draw:text-box>
        </draw:frame>
        <draw:frame draw:style-name="gr67" draw:text-style-name="P26" draw:layer="layout" svg:width="2.6cm" svg:height="0.747cm" svg:x="9.2cm" svg:y="2.6cm">
          <draw:text-box>
            <text:p><text:span text:style-name="T20">Rx- port</text:span></text:p>
          </draw:text-box>
        </draw:frame>
        <draw:frame draw:style-name="gr67" draw:text-style-name="P26" draw:layer="layout" svg:width="2.6cm" svg:height="0.747cm" svg:x="13.5cm" svg:y="2.6cm">
          <draw:text-box>
            <text:p><text:span text:style-name="T20">Tx- port</text:span></text:p>
          </draw:text-box>
        </draw:frame>
        <draw:frame draw:style-name="gr67" draw:text-style-name="P26" draw:layer="layout" svg:width="2.6cm" svg:height="0.747cm" svg:x="4.2cm" svg:y="2.6cm">
          <draw:text-box>
            <text:p><text:span text:style-name="T20">Tx- port</text:span></text:p>
          </draw:text-box>
        </draw:frame>
        <draw:frame draw:style-name="gr66" draw:text-style-name="P25" draw:layer="layout" svg:width="2.6cm" svg:height="0.836cm" svg:x="2.5cm" svg:y="2.038cm">
          <draw:text-box>
            <text:p><text:span text:style-name="T19">T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pitch="variable"/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Linguaglossa</meta:initial-creator>
    <meta:creation-date>2017-12-12T15:49:38.182145411</meta:creation-date>
    <dc:date>2018-08-16T16:25:23.266931895</dc:date>
    <meta:editing-duration>PT8H12M56S</meta:editing-duration>
    <meta:editing-cycles>84</meta:editing-cycles>
    <meta:generator>LibreOffice/5.1.6.2$Linux_X86_64 LibreOffice_project/10m0$Build-2</meta:generator>
    <meta:document-statistic meta:object-count="460"/>
  </office:meta>
</office:document-meta>
</file>